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 style:data-style-name="N61"/>
    <style:style style:name="ce8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7" table:style-name="ta1">
        <office:forms form:automatic-focus="false" form:apply-design-mode="false"/>
        <table:shapes>
          <draw:frame draw:z-index="0" draw:style-name="gr1" draw:text-style-name="P1" svg:width="6.2988in" svg:height="3.5429in" svg:x="31.0268in" svg:y="1.2311in">
            <draw:object draw:notify-on-update-of-ranges="Sheet7.A2:Sheet7.A36 Sheet7.B1:Sheet7.B1 Sheet7.B2:Sheet7.B36 Sheet7.C1:Sheet7.C1 Sheet7.C2:Sheet7.C36 Sheet7.D1:Sheet7.D1 Sheet7.D2:Sheet7.D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31.035in" svg:y="4.8709in">
            <draw:object draw:notify-on-update-of-ranges="Sheet7.E2:Sheet7.E36 Sheet7.F1:Sheet7.F1 Sheet7.F2:Sheet7.F36 Sheet7.G1:Sheet7.G1 Sheet7.G2:Sheet7.G36 Sheet7.H1:Sheet7.H1 Sheet7.H2:Sheet7.H3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6.2988in" svg:height="3.5429in" svg:x="25.8504in" svg:y="0.0988in">
            <draw:object draw:notify-on-update-of-ranges="Sheet7.I2:Sheet7.I64 Sheet7.J1:Sheet7.J1 Sheet7.J2:Sheet7.J64 Sheet7.K1:Sheet7.K1 Sheet7.K2:Sheet7.K64 Sheet7.L1:Sheet7.L1 Sheet7.L2:Sheet7.L6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1" draw:text-style-name="P1" svg:width="6.2988in" svg:height="3.5429in" svg:x="19.4291in" svg:y="0.5291in">
            <draw:object draw:notify-on-update-of-ranges="Sheet7.M2:Sheet7.M64 Sheet7.N1:Sheet7.N1 Sheet7.N2:Sheet7.N64 Sheet7.O1:Sheet7.O1 Sheet7.O2:Sheet7.O64 Sheet7.P1:Sheet7.P1 Sheet7.P2:Sheet7.P6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6.2988in" svg:height="3.5429in" svg:x="21.1043in" svg:y="4.8614in">
            <draw:object draw:notify-on-update-of-ranges="Sheet7.Q2:Sheet7.Q64 Sheet7.R1:Sheet7.R1 Sheet7.R2:Sheet7.R64 Sheet7.S1:Sheet7.S1 Sheet7.S2:Sheet7.S64 Sheet7.T1:Sheet7.T1 Sheet7.T2:Sheet7.T6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8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C abs</text:p>
          </table:table-cell>
          <table:table-cell table:style-name="Default" office:value-type="string" calcext:value-type="string">
            <text:p>Lo 95</text:p>
          </table:table-cell>
          <table:table-cell table:style-name="Default" office:value-type="string" calcext:value-type="string">
            <text:p>Hi 95</text:p>
          </table:table-cell>
          <table:table-cell table:style-name="Default"/>
          <table:table-cell office:value-type="string" calcext:value-type="string">
            <text:p>D abs</text:p>
          </table:table-cell>
          <table:table-cell office:value-type="string" calcext:value-type="string">
            <text:p>Lo 95</text:p>
          </table:table-cell>
          <table:table-cell office:value-type="string" calcext:value-type="string">
            <text:p>Hi 95</text:p>
          </table:table-cell>
          <table:table-cell table:style-name="Default"/>
          <table:table-cell office:value-type="string" calcext:value-type="string">
            <text:p>H</text:p>
          </table:table-cell>
          <table:table-cell office:value-type="string" calcext:value-type="string">
            <text:p>Lo 95</text:p>
          </table:table-cell>
          <table:table-cell office:value-type="string" calcext:value-type="string">
            <text:p>Hi 95</text:p>
          </table:table-cell>
          <table:table-cell table:style-name="Default"/>
          <table:table-cell office:value-type="string" calcext:value-type="string">
            <text:p>C </text:p>
          </table:table-cell>
          <table:table-cell office:value-type="string" calcext:value-type="string">
            <text:p>Lo 95</text:p>
          </table:table-cell>
          <table:table-cell office:value-type="string" calcext:value-type="string">
            <text:p>Hi 95</text:p>
          </table:table-cell>
          <table:table-cell table:style-name="Default"/>
          <table:table-cell office:value-type="string" calcext:value-type="string">
            <text:p>D</text:p>
          </table:table-cell>
          <table:table-cell office:value-type="string" calcext:value-type="string">
            <text:p>Lo 95</text:p>
          </table:table-cell>
          <table:table-cell office:value-type="string" calcext:value-type="string">
            <text:p>Hi 95</text:p>
          </table:table-cell>
          <table:table-cell table:number-columns-repeated="4"/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441550" calcext:value-type="float">
            <text:p>1.44E+06</text:p>
          </table:table-cell>
          <table:table-cell table:style-name="ce3" office:value-type="float" office:value="1430330" calcext:value-type="float">
            <text:p>1.43E+06</text:p>
          </table:table-cell>
          <table:table-cell table:style-name="ce3" office:value-type="float" office:value="1452770" calcext:value-type="float">
            <text:p>1.45E+06</text:p>
          </table:table-cell>
          <table:table-cell office:value-type="date" office:date-value="2021-03-29" calcext:value-type="date">
            <text:p>2021-03-29</text:p>
          </table:table-cell>
          <table:table-cell office:value-type="float" office:value="26634.1" calcext:value-type="float">
            <text:p>26634.1</text:p>
          </table:table-cell>
          <table:table-cell office:value-type="float" office:value="26049.1" calcext:value-type="float">
            <text:p>26049.1</text:p>
          </table:table-cell>
          <table:table-cell office:value-type="float" office:value="27219.2" calcext:value-type="float">
            <text:p>27219.2</text:p>
          </table:table-cell>
          <table:table-cell office:value-type="date" office:date-value="2021-03-29" calcext:value-type="date">
            <text:p>2021-03-29</text:p>
          </table:table-cell>
          <table:table-cell office:value-type="float" office:value="10063.2" calcext:value-type="float">
            <text:p>10063.2</text:p>
          </table:table-cell>
          <table:table-cell office:value-type="float" office:value="8906.65" calcext:value-type="float">
            <text:p>8906.65</text:p>
          </table:table-cell>
          <table:table-cell office:value-type="float" office:value="11219.7" calcext:value-type="float">
            <text:p>11219.7</text:p>
          </table:table-cell>
          <table:table-cell office:value-type="date" office:date-value="2021-03-29" calcext:value-type="date">
            <text:p>2021-03-29</text:p>
          </table:table-cell>
          <table:table-cell office:value-type="float" office:value="52100.4" calcext:value-type="float">
            <text:p>52100.4</text:p>
          </table:table-cell>
          <table:table-cell office:value-type="float" office:value="40894.1" calcext:value-type="float">
            <text:p>40894.1</text:p>
          </table:table-cell>
          <table:table-cell office:value-type="float" office:value="63306.7" calcext:value-type="float">
            <text:p>63306.7</text:p>
          </table:table-cell>
          <table:table-cell office:value-type="date" office:date-value="2021-03-29" calcext:value-type="date">
            <text:p>2021-03-29</text:p>
          </table:table-cell>
          <table:table-cell office:value-type="float" office:value="1824.12" calcext:value-type="float">
            <text:p>1824.12</text:p>
          </table:table-cell>
          <table:table-cell office:value-type="float" office:value="1240.7" calcext:value-type="float">
            <text:p>1240.7</text:p>
          </table:table-cell>
          <table:table-cell office:value-type="float" office:value="2407.53" calcext:value-type="float">
            <text:p>2407.53</text:p>
          </table:table-cell>
          <table:table-cell table:style-name="ce2" office:value-type="date" office:date-value="2021-03-29" calcext:value-type="date">
            <text:p>2021-03-29</text:p>
          </table:table-cell>
          <table:table-cell office:value-type="float" office:value="-3089.75" calcext:value-type="float">
            <text:p>-3089.75</text:p>
          </table:table-cell>
          <table:table-cell office:value-type="float" office:value="-4241.5" calcext:value-type="float">
            <text:p>-4241.5</text:p>
          </table:table-cell>
          <table:table-cell office:value-type="float" office:value="-1937.99" calcext:value-type="float">
            <text:p>-1937.99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445410" calcext:value-type="float">
            <text:p>1.45E+06</text:p>
          </table:table-cell>
          <table:table-cell table:style-name="ce3" office:value-type="float" office:value="1434610" calcext:value-type="float">
            <text:p>1.43E+06</text:p>
          </table:table-cell>
          <table:table-cell table:style-name="ce3" office:value-type="float" office:value="1456210" calcext:value-type="float">
            <text:p>1.46E+06</text:p>
          </table:table-cell>
          <table:table-cell office:value-type="date" office:date-value="2021-03-30" calcext:value-type="date">
            <text:p>2021-03-30</text:p>
          </table:table-cell>
          <table:table-cell office:value-type="float" office:value="26797" calcext:value-type="float">
            <text:p>26797</text:p>
          </table:table-cell>
          <table:table-cell office:value-type="float" office:value="26216.9" calcext:value-type="float">
            <text:p>26216.9</text:p>
          </table:table-cell>
          <table:table-cell office:value-type="float" office:value="27377.1" calcext:value-type="float">
            <text:p>27377.1</text:p>
          </table:table-cell>
          <table:table-cell office:value-type="date" office:date-value="2021-03-30" calcext:value-type="date">
            <text:p>2021-03-30</text:p>
          </table:table-cell>
          <table:table-cell office:value-type="float" office:value="9978.88" calcext:value-type="float">
            <text:p>9978.88</text:p>
          </table:table-cell>
          <table:table-cell office:value-type="float" office:value="8848.78" calcext:value-type="float">
            <text:p>8848.78</text:p>
          </table:table-cell>
          <table:table-cell office:value-type="float" office:value="11109" calcext:value-type="float">
            <text:p>11109</text:p>
          </table:table-cell>
          <table:table-cell office:value-type="date" office:date-value="2021-03-30" calcext:value-type="date">
            <text:p>2021-03-30</text:p>
          </table:table-cell>
          <table:table-cell office:value-type="float" office:value="49737.4" calcext:value-type="float">
            <text:p>49737.4</text:p>
          </table:table-cell>
          <table:table-cell office:value-type="float" office:value="38943.7" calcext:value-type="float">
            <text:p>38943.7</text:p>
          </table:table-cell>
          <table:table-cell office:value-type="float" office:value="60531.5" calcext:value-type="float">
            <text:p>60531.5</text:p>
          </table:table-cell>
          <table:table-cell office:value-type="date" office:date-value="2021-03-30" calcext:value-type="date">
            <text:p>2021-03-30</text:p>
          </table:table-cell>
          <table:table-cell office:value-type="float" office:value="1812.98" calcext:value-type="float">
            <text:p>1812.98</text:p>
          </table:table-cell>
          <table:table-cell office:value-type="float" office:value="1234.46" calcext:value-type="float">
            <text:p>1234.46</text:p>
          </table:table-cell>
          <table:table-cell office:value-type="float" office:value="2391.5" calcext:value-type="float">
            <text:p>2391.5</text:p>
          </table:table-cell>
          <table:table-cell table:style-name="ce2" office:value-type="date" office:date-value="2021-03-30" calcext:value-type="date">
            <text:p>2021-03-30</text:p>
          </table:table-cell>
          <table:table-cell office:value-type="float" office:value="-3192.68" calcext:value-type="float">
            <text:p>-3192.68</text:p>
          </table:table-cell>
          <table:table-cell office:value-type="float" office:value="-4318.22" calcext:value-type="float">
            <text:p>-4318.22</text:p>
          </table:table-cell>
          <table:table-cell office:value-type="float" office:value="-2067.12" calcext:value-type="float">
            <text:p>-2067.12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451270" calcext:value-type="float">
            <text:p>1.45E+06</text:p>
          </table:table-cell>
          <table:table-cell table:style-name="ce3" office:value-type="float" office:value="1440820" calcext:value-type="float">
            <text:p>1.44E+06</text:p>
          </table:table-cell>
          <table:table-cell table:style-name="ce3" office:value-type="float" office:value="1461720" calcext:value-type="float">
            <text:p>1.46E+06</text:p>
          </table:table-cell>
          <table:table-cell office:value-type="date" office:date-value="2021-03-31" calcext:value-type="date">
            <text:p>2021-03-31</text:p>
          </table:table-cell>
          <table:table-cell office:value-type="float" office:value="26978.3" calcext:value-type="float">
            <text:p>26978.3</text:p>
          </table:table-cell>
          <table:table-cell office:value-type="float" office:value="26404.9" calcext:value-type="float">
            <text:p>26404.9</text:p>
          </table:table-cell>
          <table:table-cell office:value-type="float" office:value="27551.7" calcext:value-type="float">
            <text:p>27551.7</text:p>
          </table:table-cell>
          <table:table-cell office:value-type="date" office:date-value="2021-03-31" calcext:value-type="date">
            <text:p>2021-03-31</text:p>
          </table:table-cell>
          <table:table-cell office:value-type="float" office:value="9855.08" calcext:value-type="float">
            <text:p>9855.08</text:p>
          </table:table-cell>
          <table:table-cell office:value-type="float" office:value="8748.22" calcext:value-type="float">
            <text:p>8748.22</text:p>
          </table:table-cell>
          <table:table-cell office:value-type="float" office:value="10962" calcext:value-type="float">
            <text:p>10962</text:p>
          </table:table-cell>
          <table:table-cell office:value-type="date" office:date-value="2021-03-31" calcext:value-type="date">
            <text:p>2021-03-31</text:p>
          </table:table-cell>
          <table:table-cell office:value-type="float" office:value="48241.3" calcext:value-type="float">
            <text:p>48241.3</text:p>
          </table:table-cell>
          <table:table-cell office:value-type="float" office:value="37802.9" calcext:value-type="float">
            <text:p>37802.9</text:p>
          </table:table-cell>
          <table:table-cell office:value-type="float" office:value="58681.6" calcext:value-type="float">
            <text:p>58681.6</text:p>
          </table:table-cell>
          <table:table-cell office:value-type="date" office:date-value="2021-03-31" calcext:value-type="date">
            <text:p>2021-03-31</text:p>
          </table:table-cell>
          <table:table-cell office:value-type="float" office:value="1794.28" calcext:value-type="float">
            <text:p>1794.28</text:p>
          </table:table-cell>
          <table:table-cell office:value-type="float" office:value="1222.44" calcext:value-type="float">
            <text:p>1222.44</text:p>
          </table:table-cell>
          <table:table-cell office:value-type="float" office:value="2366.12" calcext:value-type="float">
            <text:p>2366.12</text:p>
          </table:table-cell>
          <table:table-cell table:style-name="ce2" office:value-type="date" office:date-value="2021-03-31" calcext:value-type="date">
            <text:p>2021-03-31</text:p>
          </table:table-cell>
          <table:table-cell office:value-type="float" office:value="-3241.4" calcext:value-type="float">
            <text:p>-3241.4</text:p>
          </table:table-cell>
          <table:table-cell office:value-type="float" office:value="-4343.91" calcext:value-type="float">
            <text:p>-4343.91</text:p>
          </table:table-cell>
          <table:table-cell office:value-type="float" office:value="-2138.78" calcext:value-type="float">
            <text:p>-2138.78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456960" calcext:value-type="float">
            <text:p>1.46E+06</text:p>
          </table:table-cell>
          <table:table-cell table:style-name="ce3" office:value-type="float" office:value="1446860" calcext:value-type="float">
            <text:p>1.45E+06</text:p>
          </table:table-cell>
          <table:table-cell table:style-name="ce3" office:value-type="float" office:value="1467060" calcext:value-type="float">
            <text:p>1.47E+06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27137.1" calcext:value-type="float">
            <text:p>27137.1</text:p>
          </table:table-cell>
          <table:table-cell office:value-type="float" office:value="26573" calcext:value-type="float">
            <text:p>26573</text:p>
          </table:table-cell>
          <table:table-cell office:value-type="float" office:value="27701.2" calcext:value-type="float">
            <text:p>27701.2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9718.51" calcext:value-type="float">
            <text:p>9718.51</text:p>
          </table:table-cell>
          <table:table-cell office:value-type="float" office:value="8637.14" calcext:value-type="float">
            <text:p>8637.14</text:p>
          </table:table-cell>
          <table:table-cell office:value-type="float" office:value="10800.2" calcext:value-type="float">
            <text:p>10800.2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46728.1" calcext:value-type="float">
            <text:p>46728.1</text:p>
          </table:table-cell>
          <table:table-cell office:value-type="float" office:value="36635.2" calcext:value-type="float">
            <text:p>36635.2</text:p>
          </table:table-cell>
          <table:table-cell office:value-type="float" office:value="56826.9" calcext:value-type="float">
            <text:p>56826.9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1768.07" calcext:value-type="float">
            <text:p>1768.07</text:p>
          </table:table-cell>
          <table:table-cell office:value-type="float" office:value="1205.5" calcext:value-type="float">
            <text:p>1205.5</text:p>
          </table:table-cell>
          <table:table-cell office:value-type="float" office:value="2330.64" calcext:value-type="float">
            <text:p>2330.64</text:p>
          </table:table-cell>
          <table:table-cell table:style-name="ce2" office:value-type="date" office:date-value="2021-04-01" calcext:value-type="date">
            <text:p>2021-04-01</text:p>
          </table:table-cell>
          <table:table-cell office:value-type="float" office:value="-3239.85" calcext:value-type="float">
            <text:p>-3239.85</text:p>
          </table:table-cell>
          <table:table-cell office:value-type="float" office:value="-4317.06" calcext:value-type="float">
            <text:p>-4317.06</text:p>
          </table:table-cell>
          <table:table-cell office:value-type="float" office:value="-2162.37" calcext:value-type="float">
            <text:p>-2162.37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461710" calcext:value-type="float">
            <text:p>1.46E+06</text:p>
          </table:table-cell>
          <table:table-cell table:style-name="ce3" office:value-type="float" office:value="1451960" calcext:value-type="float">
            <text:p>1.45E+06</text:p>
          </table:table-cell>
          <table:table-cell table:style-name="ce3" office:value-type="float" office:value="1471480" calcext:value-type="float">
            <text:p>1.47E+06</text:p>
          </table:table-cell>
          <table:table-cell office:value-type="date" office:date-value="2021-04-02" calcext:value-type="date">
            <text:p>2021-04-02</text:p>
          </table:table-cell>
          <table:table-cell office:value-type="float" office:value="27288.8" calcext:value-type="float">
            <text:p>27288.8</text:p>
          </table:table-cell>
          <table:table-cell office:value-type="float" office:value="26730.9" calcext:value-type="float">
            <text:p>26730.9</text:p>
          </table:table-cell>
          <table:table-cell office:value-type="float" office:value="27846.8" calcext:value-type="float">
            <text:p>27846.8</text:p>
          </table:table-cell>
          <table:table-cell office:value-type="date" office:date-value="2021-04-02" calcext:value-type="date">
            <text:p>2021-04-02</text:p>
          </table:table-cell>
          <table:table-cell office:value-type="float" office:value="9611.45" calcext:value-type="float">
            <text:p>9611.45</text:p>
          </table:table-cell>
          <table:table-cell office:value-type="float" office:value="8553.19" calcext:value-type="float">
            <text:p>8553.19</text:p>
          </table:table-cell>
          <table:table-cell office:value-type="float" office:value="10670.3" calcext:value-type="float">
            <text:p>10670.3</text:p>
          </table:table-cell>
          <table:table-cell office:value-type="date" office:date-value="2021-04-02" calcext:value-type="date">
            <text:p>2021-04-02</text:p>
          </table:table-cell>
          <table:table-cell office:value-type="float" office:value="44957.9" calcext:value-type="float">
            <text:p>44957.9</text:p>
          </table:table-cell>
          <table:table-cell office:value-type="float" office:value="35218.3" calcext:value-type="float">
            <text:p>35218.3</text:p>
          </table:table-cell>
          <table:table-cell office:value-type="float" office:value="54711.3" calcext:value-type="float">
            <text:p>54711.3</text:p>
          </table:table-cell>
          <table:table-cell office:value-type="date" office:date-value="2021-04-02" calcext:value-type="date">
            <text:p>2021-04-02</text:p>
          </table:table-cell>
          <table:table-cell office:value-type="float" office:value="1750.82" calcext:value-type="float">
            <text:p>1750.82</text:p>
          </table:table-cell>
          <table:table-cell office:value-type="float" office:value="1194.34" calcext:value-type="float">
            <text:p>1194.34</text:p>
          </table:table-cell>
          <table:table-cell office:value-type="float" office:value="2307.32" calcext:value-type="float">
            <text:p>2307.32</text:p>
          </table:table-cell>
          <table:table-cell table:style-name="ce2" office:value-type="date" office:date-value="2021-04-02" calcext:value-type="date">
            <text:p>2021-04-02</text:p>
          </table:table-cell>
          <table:table-cell office:value-type="float" office:value="-3287.95" calcext:value-type="float">
            <text:p>-3287.95</text:p>
          </table:table-cell>
          <table:table-cell office:value-type="float" office:value="-4342.21" calcext:value-type="float">
            <text:p>-4342.21</text:p>
          </table:table-cell>
          <table:table-cell office:value-type="float" office:value="-2233.07" calcext:value-type="float">
            <text:p>-2233.07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466150" calcext:value-type="float">
            <text:p>1.47E+06</text:p>
          </table:table-cell>
          <table:table-cell table:style-name="ce3" office:value-type="float" office:value="1456730" calcext:value-type="float">
            <text:p>1.46E+06</text:p>
          </table:table-cell>
          <table:table-cell table:style-name="ce3" office:value-type="float" office:value="1475580" calcext:value-type="float">
            <text:p>1.48E+06</text:p>
          </table:table-cell>
          <table:table-cell office:value-type="date" office:date-value="2021-04-03" calcext:value-type="date">
            <text:p>2021-04-03</text:p>
          </table:table-cell>
          <table:table-cell office:value-type="float" office:value="27409.3" calcext:value-type="float">
            <text:p>27409.3</text:p>
          </table:table-cell>
          <table:table-cell office:value-type="float" office:value="26860.9" calcext:value-type="float">
            <text:p>26860.9</text:p>
          </table:table-cell>
          <table:table-cell office:value-type="float" office:value="27957.7" calcext:value-type="float">
            <text:p>27957.7</text:p>
          </table:table-cell>
          <table:table-cell office:value-type="date" office:date-value="2021-04-03" calcext:value-type="date">
            <text:p>2021-04-03</text:p>
          </table:table-cell>
          <table:table-cell office:value-type="float" office:value="9452.18" calcext:value-type="float">
            <text:p>9452.18</text:p>
          </table:table-cell>
          <table:table-cell office:value-type="float" office:value="8420.39" calcext:value-type="float">
            <text:p>8420.39</text:p>
          </table:table-cell>
          <table:table-cell office:value-type="float" office:value="10485.2" calcext:value-type="float">
            <text:p>10485.2</text:p>
          </table:table-cell>
          <table:table-cell office:value-type="date" office:date-value="2021-04-03" calcext:value-type="date">
            <text:p>2021-04-03</text:p>
          </table:table-cell>
          <table:table-cell office:value-type="float" office:value="43232.7" calcext:value-type="float">
            <text:p>43232.7</text:p>
          </table:table-cell>
          <table:table-cell office:value-type="float" office:value="33835.9" calcext:value-type="float">
            <text:p>33835.9</text:p>
          </table:table-cell>
          <table:table-cell office:value-type="float" office:value="52657" calcext:value-type="float">
            <text:p>52657</text:p>
          </table:table-cell>
          <table:table-cell office:value-type="date" office:date-value="2021-04-03" calcext:value-type="date">
            <text:p>2021-04-03</text:p>
          </table:table-cell>
          <table:table-cell office:value-type="float" office:value="1723.28" calcext:value-type="float">
            <text:p>1723.28</text:p>
          </table:table-cell>
          <table:table-cell office:value-type="float" office:value="1176.3" calcext:value-type="float">
            <text:p>1176.3</text:p>
          </table:table-cell>
          <table:table-cell office:value-type="float" office:value="2270.28" calcext:value-type="float">
            <text:p>2270.28</text:p>
          </table:table-cell>
          <table:table-cell table:style-name="ce2" office:value-type="date" office:date-value="2021-04-03" calcext:value-type="date">
            <text:p>2021-04-03</text:p>
          </table:table-cell>
          <table:table-cell office:value-type="float" office:value="-3296.82" calcext:value-type="float">
            <text:p>-3296.82</text:p>
          </table:table-cell>
          <table:table-cell office:value-type="float" office:value="-4324.76" calcext:value-type="float">
            <text:p>-4324.76</text:p>
          </table:table-cell>
          <table:table-cell office:value-type="float" office:value="-2267.69" calcext:value-type="float">
            <text:p>-2267.69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470170" calcext:value-type="float">
            <text:p>1.47E+06</text:p>
          </table:table-cell>
          <table:table-cell table:style-name="ce3" office:value-type="float" office:value="1461090" calcext:value-type="float">
            <text:p>1.46E+06</text:p>
          </table:table-cell>
          <table:table-cell table:style-name="ce3" office:value-type="float" office:value="1479300" calcext:value-type="float">
            <text:p>1.48E+06</text:p>
          </table:table-cell>
          <table:table-cell office:value-type="date" office:date-value="2021-04-04" calcext:value-type="date">
            <text:p>2021-04-04</text:p>
          </table:table-cell>
          <table:table-cell office:value-type="float" office:value="27512.7" calcext:value-type="float">
            <text:p>27512.7</text:p>
          </table:table-cell>
          <table:table-cell office:value-type="float" office:value="26970.4" calcext:value-type="float">
            <text:p>26970.4</text:p>
          </table:table-cell>
          <table:table-cell office:value-type="float" office:value="28055.1" calcext:value-type="float">
            <text:p>28055.1</text:p>
          </table:table-cell>
          <table:table-cell office:value-type="date" office:date-value="2021-04-04" calcext:value-type="date">
            <text:p>2021-04-04</text:p>
          </table:table-cell>
          <table:table-cell office:value-type="float" office:value="9345.6" calcext:value-type="float">
            <text:p>9345.6</text:p>
          </table:table-cell>
          <table:table-cell office:value-type="float" office:value="8336.13" calcext:value-type="float">
            <text:p>8336.13</text:p>
          </table:table-cell>
          <table:table-cell office:value-type="float" office:value="10357.1" calcext:value-type="float">
            <text:p>10357.1</text:p>
          </table:table-cell>
          <table:table-cell office:value-type="date" office:date-value="2021-04-04" calcext:value-type="date">
            <text:p>2021-04-04</text:p>
          </table:table-cell>
          <table:table-cell office:value-type="float" office:value="41458.5" calcext:value-type="float">
            <text:p>41458.5</text:p>
          </table:table-cell>
          <table:table-cell office:value-type="float" office:value="33398.3" calcext:value-type="float">
            <text:p>33398.3</text:p>
          </table:table-cell>
          <table:table-cell office:value-type="float" office:value="49569.3" calcext:value-type="float">
            <text:p>49569.3</text:p>
          </table:table-cell>
          <table:table-cell office:value-type="date" office:date-value="2021-04-04" calcext:value-type="date">
            <text:p>2021-04-04</text:p>
          </table:table-cell>
          <table:table-cell office:value-type="float" office:value="1705.72" calcext:value-type="float">
            <text:p>1705.72</text:p>
          </table:table-cell>
          <table:table-cell office:value-type="float" office:value="1215.94" calcext:value-type="float">
            <text:p>1215.94</text:p>
          </table:table-cell>
          <table:table-cell office:value-type="float" office:value="2195.55" calcext:value-type="float">
            <text:p>2195.55</text:p>
          </table:table-cell>
          <table:table-cell table:style-name="ce2" office:value-type="date" office:date-value="2021-04-04" calcext:value-type="date">
            <text:p>2021-04-04</text:p>
          </table:table-cell>
          <table:table-cell office:value-type="float" office:value="-3335.43" calcext:value-type="float">
            <text:p>-3335.43</text:p>
          </table:table-cell>
          <table:table-cell office:value-type="float" office:value="-4315.59" calcext:value-type="float">
            <text:p>-4315.59</text:p>
          </table:table-cell>
          <table:table-cell office:value-type="float" office:value="-2353.25" calcext:value-type="float">
            <text:p>-2353.25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475510" calcext:value-type="float">
            <text:p>1.48E+06</text:p>
          </table:table-cell>
          <table:table-cell table:style-name="ce3" office:value-type="float" office:value="1465630" calcext:value-type="float">
            <text:p>1.47E+06</text:p>
          </table:table-cell>
          <table:table-cell table:style-name="ce3" office:value-type="float" office:value="1485460" calcext:value-type="float">
            <text:p>1.49E+06</text:p>
          </table:table-cell>
          <table:table-cell office:value-type="date" office:date-value="2021-04-05" calcext:value-type="date">
            <text:p>2021-04-05</text:p>
          </table:table-cell>
          <table:table-cell office:value-type="float" office:value="27718.2" calcext:value-type="float">
            <text:p>27718.2</text:p>
          </table:table-cell>
          <table:table-cell office:value-type="float" office:value="27148.8" calcext:value-type="float">
            <text:p>27148.8</text:p>
          </table:table-cell>
          <table:table-cell office:value-type="float" office:value="28287.7" calcext:value-type="float">
            <text:p>28287.7</text:p>
          </table:table-cell>
          <table:table-cell office:value-type="date" office:date-value="2021-04-05" calcext:value-type="date">
            <text:p>2021-04-05</text:p>
          </table:table-cell>
          <table:table-cell office:value-type="float" office:value="8990.12" calcext:value-type="float">
            <text:p>8990.12</text:p>
          </table:table-cell>
          <table:table-cell office:value-type="float" office:value="7966.17" calcext:value-type="float">
            <text:p>7966.17</text:p>
          </table:table-cell>
          <table:table-cell office:value-type="float" office:value="10017.3" calcext:value-type="float">
            <text:p>10017.3</text:p>
          </table:table-cell>
          <table:table-cell office:value-type="date" office:date-value="2021-04-05" calcext:value-type="date">
            <text:p>2021-04-05</text:p>
          </table:table-cell>
          <table:table-cell office:value-type="float" office:value="40413.5" calcext:value-type="float">
            <text:p>40413.5</text:p>
          </table:table-cell>
          <table:table-cell office:value-type="float" office:value="32471.9" calcext:value-type="float">
            <text:p>32471.9</text:p>
          </table:table-cell>
          <table:table-cell office:value-type="float" office:value="48441.6" calcext:value-type="float">
            <text:p>48441.6</text:p>
          </table:table-cell>
          <table:table-cell office:value-type="date" office:date-value="2021-04-05" calcext:value-type="date">
            <text:p>2021-04-05</text:p>
          </table:table-cell>
          <table:table-cell office:value-type="float" office:value="1633.69" calcext:value-type="float">
            <text:p>1633.69</text:p>
          </table:table-cell>
          <table:table-cell office:value-type="float" office:value="1162.11" calcext:value-type="float">
            <text:p>1162.11</text:p>
          </table:table-cell>
          <table:table-cell office:value-type="float" office:value="2105.39" calcext:value-type="float">
            <text:p>2105.39</text:p>
          </table:table-cell>
          <table:table-cell table:style-name="ce2" office:value-type="date" office:date-value="2021-04-05" calcext:value-type="date">
            <text:p>2021-04-05</text:p>
          </table:table-cell>
          <table:table-cell office:value-type="float" office:value="-3092.99" calcext:value-type="float">
            <text:p>-3092.99</text:p>
          </table:table-cell>
          <table:table-cell office:value-type="float" office:value="-4061.64" calcext:value-type="float">
            <text:p>-4061.64</text:p>
          </table:table-cell>
          <table:table-cell office:value-type="float" office:value="-2121.08" calcext:value-type="float">
            <text:p>-2121.08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80710" calcext:value-type="float">
            <text:p>1.48E+06</text:p>
          </table:table-cell>
          <table:table-cell table:style-name="ce3" office:value-type="float" office:value="1470070" calcext:value-type="float">
            <text:p>1.47E+06</text:p>
          </table:table-cell>
          <table:table-cell table:style-name="ce3" office:value-type="float" office:value="1491480" calcext:value-type="float">
            <text:p>1.49E+06</text:p>
          </table:table-cell>
          <table:table-cell office:value-type="date" office:date-value="2021-04-06" calcext:value-type="date">
            <text:p>2021-04-06</text:p>
          </table:table-cell>
          <table:table-cell office:value-type="float" office:value="27915.9" calcext:value-type="float">
            <text:p>27915.9</text:p>
          </table:table-cell>
          <table:table-cell office:value-type="float" office:value="27323.2" calcext:value-type="float">
            <text:p>27323.2</text:p>
          </table:table-cell>
          <table:table-cell office:value-type="float" office:value="28508.8" calcext:value-type="float">
            <text:p>28508.8</text:p>
          </table:table-cell>
          <table:table-cell office:value-type="date" office:date-value="2021-04-06" calcext:value-type="date">
            <text:p>2021-04-06</text:p>
          </table:table-cell>
          <table:table-cell office:value-type="float" office:value="8655.82" calcext:value-type="float">
            <text:p>8655.82</text:p>
          </table:table-cell>
          <table:table-cell office:value-type="float" office:value="7624.3" calcext:value-type="float">
            <text:p>7624.3</text:p>
          </table:table-cell>
          <table:table-cell office:value-type="float" office:value="9692.18" calcext:value-type="float">
            <text:p>9692.18</text:p>
          </table:table-cell>
          <table:table-cell office:value-type="date" office:date-value="2021-04-06" calcext:value-type="date">
            <text:p>2021-04-06</text:p>
          </table:table-cell>
          <table:table-cell office:value-type="float" office:value="39389.4" calcext:value-type="float">
            <text:p>39389.4</text:p>
          </table:table-cell>
          <table:table-cell office:value-type="float" office:value="31565.2" calcext:value-type="float">
            <text:p>31565.2</text:p>
          </table:table-cell>
          <table:table-cell office:value-type="float" office:value="47353" calcext:value-type="float">
            <text:p>47353</text:p>
          </table:table-cell>
          <table:table-cell office:value-type="date" office:date-value="2021-04-06" calcext:value-type="date">
            <text:p>2021-04-06</text:p>
          </table:table-cell>
          <table:table-cell office:value-type="float" office:value="1566.62" calcext:value-type="float">
            <text:p>1566.62</text:p>
          </table:table-cell>
          <table:table-cell office:value-type="float" office:value="1112.21" calcext:value-type="float">
            <text:p>1112.21</text:p>
          </table:table-cell>
          <table:table-cell office:value-type="float" office:value="2021.25" calcext:value-type="float">
            <text:p>2021.25</text:p>
          </table:table-cell>
          <table:table-cell table:style-name="ce2" office:value-type="date" office:date-value="2021-04-06" calcext:value-type="date">
            <text:p>2021-04-06</text:p>
          </table:table-cell>
          <table:table-cell office:value-type="float" office:value="-2879.96" calcext:value-type="float">
            <text:p>-2879.96</text:p>
          </table:table-cell>
          <table:table-cell office:value-type="float" office:value="-3832.06" calcext:value-type="float">
            <text:p>-3832.06</text:p>
          </table:table-cell>
          <table:table-cell office:value-type="float" office:value="-1922.92" calcext:value-type="float">
            <text:p>-1922.92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485780" calcext:value-type="float">
            <text:p>1.49E+06</text:p>
          </table:table-cell>
          <table:table-cell table:style-name="ce3" office:value-type="float" office:value="1474400" calcext:value-type="float">
            <text:p>1.47E+06</text:p>
          </table:table-cell>
          <table:table-cell table:style-name="ce3" office:value-type="float" office:value="1497350" calcext:value-type="float">
            <text:p>1.50E+06</text:p>
          </table:table-cell>
          <table:table-cell office:value-type="date" office:date-value="2021-04-07" calcext:value-type="date">
            <text:p>2021-04-07</text:p>
          </table:table-cell>
          <table:table-cell office:value-type="float" office:value="28106.3" calcext:value-type="float">
            <text:p>28106.3</text:p>
          </table:table-cell>
          <table:table-cell office:value-type="float" office:value="27493.2" calcext:value-type="float">
            <text:p>27493.2</text:p>
          </table:table-cell>
          <table:table-cell office:value-type="float" office:value="28719.7" calcext:value-type="float">
            <text:p>28719.7</text:p>
          </table:table-cell>
          <table:table-cell office:value-type="date" office:date-value="2021-04-07" calcext:value-type="date">
            <text:p>2021-04-07</text:p>
          </table:table-cell>
          <table:table-cell office:value-type="float" office:value="8340.68" calcext:value-type="float">
            <text:p>8340.68</text:p>
          </table:table-cell>
          <table:table-cell office:value-type="float" office:value="7306.78" calcext:value-type="float">
            <text:p>7306.78</text:p>
          </table:table-cell>
          <table:table-cell office:value-type="float" office:value="9381.56" calcext:value-type="float">
            <text:p>9381.56</text:p>
          </table:table-cell>
          <table:table-cell office:value-type="date" office:date-value="2021-04-07" calcext:value-type="date">
            <text:p>2021-04-07</text:p>
          </table:table-cell>
          <table:table-cell office:value-type="float" office:value="38390.1" calcext:value-type="float">
            <text:p>38390.1</text:p>
          </table:table-cell>
          <table:table-cell office:value-type="float" office:value="30677.8" calcext:value-type="float">
            <text:p>30677.8</text:p>
          </table:table-cell>
          <table:table-cell office:value-type="float" office:value="46316.3" calcext:value-type="float">
            <text:p>46316.3</text:p>
          </table:table-cell>
          <table:table-cell office:value-type="date" office:date-value="2021-04-07" calcext:value-type="date">
            <text:p>2021-04-07</text:p>
          </table:table-cell>
          <table:table-cell office:value-type="float" office:value="1504.01" calcext:value-type="float">
            <text:p>1504.01</text:p>
          </table:table-cell>
          <table:table-cell office:value-type="float" office:value="1065.81" calcext:value-type="float">
            <text:p>1065.81</text:p>
          </table:table-cell>
          <table:table-cell office:value-type="float" office:value="1942.56" calcext:value-type="float">
            <text:p>1942.56</text:p>
          </table:table-cell>
          <table:table-cell table:style-name="ce2" office:value-type="date" office:date-value="2021-04-07" calcext:value-type="date">
            <text:p>2021-04-07</text:p>
          </table:table-cell>
          <table:table-cell office:value-type="float" office:value="-2690.63" calcext:value-type="float">
            <text:p>-2690.63</text:p>
          </table:table-cell>
          <table:table-cell office:value-type="float" office:value="-3623.23" calcext:value-type="float">
            <text:p>-3623.23</text:p>
          </table:table-cell>
          <table:table-cell office:value-type="float" office:value="-1750.94" calcext:value-type="float">
            <text:p>-1750.94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490720" calcext:value-type="float">
            <text:p>1.49E+06</text:p>
          </table:table-cell>
          <table:table-cell table:style-name="ce3" office:value-type="float" office:value="1478620" calcext:value-type="float">
            <text:p>1.48E+06</text:p>
          </table:table-cell>
          <table:table-cell table:style-name="ce3" office:value-type="float" office:value="1503110" calcext:value-type="float">
            <text:p>1.50E+06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28289.8" calcext:value-type="float">
            <text:p>28289.8</text:p>
          </table:table-cell>
          <table:table-cell office:value-type="float" office:value="27658.8" calcext:value-type="float">
            <text:p>27658.8</text:p>
          </table:table-cell>
          <table:table-cell office:value-type="float" office:value="28921.4" calcext:value-type="float">
            <text:p>28921.4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8042.9" calcext:value-type="float">
            <text:p>8042.9</text:p>
          </table:table-cell>
          <table:table-cell office:value-type="float" office:value="7010.56" calcext:value-type="float">
            <text:p>7010.56</text:p>
          </table:table-cell>
          <table:table-cell office:value-type="float" office:value="9084.94" calcext:value-type="float">
            <text:p>9084.94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37416.2" calcext:value-type="float">
            <text:p>37416.2</text:p>
          </table:table-cell>
          <table:table-cell office:value-type="float" office:value="29804.4" calcext:value-type="float">
            <text:p>29804.4</text:p>
          </table:table-cell>
          <table:table-cell office:value-type="float" office:value="45341.3" calcext:value-type="float">
            <text:p>45341.3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445.39" calcext:value-type="float">
            <text:p>1445.39</text:p>
          </table:table-cell>
          <table:table-cell office:value-type="float" office:value="1022.54" calcext:value-type="float">
            <text:p>1022.54</text:p>
          </table:table-cell>
          <table:table-cell office:value-type="float" office:value="1868.79" calcext:value-type="float">
            <text:p>1868.79</text:p>
          </table:table-cell>
          <table:table-cell table:style-name="ce2" office:value-type="date" office:date-value="2021-04-08" calcext:value-type="date">
            <text:p>2021-04-08</text:p>
          </table:table-cell>
          <table:table-cell office:value-type="float" office:value="-2521.18" calcext:value-type="float">
            <text:p>-2521.18</text:p>
          </table:table-cell>
          <table:table-cell office:value-type="float" office:value="-3432.52" calcext:value-type="float">
            <text:p>-3432.52</text:p>
          </table:table-cell>
          <table:table-cell office:value-type="float" office:value="-1600.08" calcext:value-type="float">
            <text:p>-1600.08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95540" calcext:value-type="float">
            <text:p>1.50E+06</text:p>
          </table:table-cell>
          <table:table-cell table:style-name="ce3" office:value-type="float" office:value="1482720" calcext:value-type="float">
            <text:p>1.48E+06</text:p>
          </table:table-cell>
          <table:table-cell table:style-name="ce3" office:value-type="float" office:value="1508750" calcext:value-type="float">
            <text:p>1.51E+06</text:p>
          </table:table-cell>
          <table:table-cell office:value-type="date" office:date-value="2021-04-09" calcext:value-type="date">
            <text:p>2021-04-09</text:p>
          </table:table-cell>
          <table:table-cell office:value-type="float" office:value="28466.8" calcext:value-type="float">
            <text:p>28466.8</text:p>
          </table:table-cell>
          <table:table-cell office:value-type="float" office:value="27819.7" calcext:value-type="float">
            <text:p>27819.7</text:p>
          </table:table-cell>
          <table:table-cell office:value-type="float" office:value="29114.7" calcext:value-type="float">
            <text:p>29114.7</text:p>
          </table:table-cell>
          <table:table-cell office:value-type="date" office:date-value="2021-04-09" calcext:value-type="date">
            <text:p>2021-04-09</text:p>
          </table:table-cell>
          <table:table-cell office:value-type="float" office:value="7760.92" calcext:value-type="float">
            <text:p>7760.92</text:p>
          </table:table-cell>
          <table:table-cell office:value-type="float" office:value="6733.13" calcext:value-type="float">
            <text:p>6733.13</text:p>
          </table:table-cell>
          <table:table-cell office:value-type="float" office:value="8801.74" calcext:value-type="float">
            <text:p>8801.74</text:p>
          </table:table-cell>
          <table:table-cell office:value-type="date" office:date-value="2021-04-09" calcext:value-type="date">
            <text:p>2021-04-09</text:p>
          </table:table-cell>
          <table:table-cell office:value-type="float" office:value="36467" calcext:value-type="float">
            <text:p>36467</text:p>
          </table:table-cell>
          <table:table-cell office:value-type="float" office:value="28938.5" calcext:value-type="float">
            <text:p>28938.5</text:p>
          </table:table-cell>
          <table:table-cell office:value-type="float" office:value="44434.7" calcext:value-type="float">
            <text:p>44434.7</text:p>
          </table:table-cell>
          <table:table-cell office:value-type="date" office:date-value="2021-04-09" calcext:value-type="date">
            <text:p>2021-04-09</text:p>
          </table:table-cell>
          <table:table-cell office:value-type="float" office:value="1390.37" calcext:value-type="float">
            <text:p>1390.37</text:p>
          </table:table-cell>
          <table:table-cell office:value-type="float" office:value="982.08" calcext:value-type="float">
            <text:p>982.08</text:p>
          </table:table-cell>
          <table:table-cell office:value-type="float" office:value="1799.48" calcext:value-type="float">
            <text:p>1799.48</text:p>
          </table:table-cell>
          <table:table-cell table:style-name="ce2" office:value-type="date" office:date-value="2021-04-09" calcext:value-type="date">
            <text:p>2021-04-09</text:p>
          </table:table-cell>
          <table:table-cell office:value-type="float" office:value="-2368.8" calcext:value-type="float">
            <text:p>-2368.8</text:p>
          </table:table-cell>
          <table:table-cell office:value-type="float" office:value="-3257.9" calcext:value-type="float">
            <text:p>-3257.9</text:p>
          </table:table-cell>
          <table:table-cell office:value-type="float" office:value="-1466.73" calcext:value-type="float">
            <text:p>-1466.73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500230" calcext:value-type="float">
            <text:p>1.50E+06</text:p>
          </table:table-cell>
          <table:table-cell table:style-name="ce3" office:value-type="float" office:value="1486710" calcext:value-type="float">
            <text:p>1.49E+06</text:p>
          </table:table-cell>
          <table:table-cell table:style-name="ce3" office:value-type="float" office:value="1514280" calcext:value-type="float">
            <text:p>1.51E+06</text:p>
          </table:table-cell>
          <table:table-cell office:value-type="date" office:date-value="2021-04-10" calcext:value-type="date">
            <text:p>2021-04-10</text:p>
          </table:table-cell>
          <table:table-cell office:value-type="float" office:value="28637.6" calcext:value-type="float">
            <text:p>28637.6</text:p>
          </table:table-cell>
          <table:table-cell office:value-type="float" office:value="27976.1" calcext:value-type="float">
            <text:p>27976.1</text:p>
          </table:table-cell>
          <table:table-cell office:value-type="float" office:value="29300.2" calcext:value-type="float">
            <text:p>29300.2</text:p>
          </table:table-cell>
          <table:table-cell office:value-type="date" office:date-value="2021-04-10" calcext:value-type="date">
            <text:p>2021-04-10</text:p>
          </table:table-cell>
          <table:table-cell office:value-type="float" office:value="7493.34" calcext:value-type="float">
            <text:p>7493.34</text:p>
          </table:table-cell>
          <table:table-cell office:value-type="float" office:value="6472.41" calcext:value-type="float">
            <text:p>6472.41</text:p>
          </table:table-cell>
          <table:table-cell office:value-type="float" office:value="8531.33" calcext:value-type="float">
            <text:p>8531.33</text:p>
          </table:table-cell>
          <table:table-cell office:value-type="date" office:date-value="2021-04-10" calcext:value-type="date">
            <text:p>2021-04-10</text:p>
          </table:table-cell>
          <table:table-cell office:value-type="float" office:value="35541.5" calcext:value-type="float">
            <text:p>35541.5</text:p>
          </table:table-cell>
          <table:table-cell office:value-type="float" office:value="28074.3" calcext:value-type="float">
            <text:p>28074.3</text:p>
          </table:table-cell>
          <table:table-cell office:value-type="float" office:value="43598.1" calcext:value-type="float">
            <text:p>43598.1</text:p>
          </table:table-cell>
          <table:table-cell office:value-type="date" office:date-value="2021-04-10" calcext:value-type="date">
            <text:p>2021-04-10</text:p>
          </table:table-cell>
          <table:table-cell office:value-type="float" office:value="1338.61" calcext:value-type="float">
            <text:p>1338.61</text:p>
          </table:table-cell>
          <table:table-cell office:value-type="float" office:value="944.142" calcext:value-type="float">
            <text:p>944.142</text:p>
          </table:table-cell>
          <table:table-cell office:value-type="float" office:value="1734.24" calcext:value-type="float">
            <text:p>1734.24</text:p>
          </table:table-cell>
          <table:table-cell table:style-name="ce2" office:value-type="date" office:date-value="2021-04-10" calcext:value-type="date">
            <text:p>2021-04-10</text:p>
          </table:table-cell>
          <table:table-cell office:value-type="float" office:value="-2231.24" calcext:value-type="float">
            <text:p>-2231.24</text:p>
          </table:table-cell>
          <table:table-cell office:value-type="float" office:value="-3097.66" calcext:value-type="float">
            <text:p>-3097.66</text:p>
          </table:table-cell>
          <table:table-cell office:value-type="float" office:value="-1348.16" calcext:value-type="float">
            <text:p>-1348.16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504810" calcext:value-type="float">
            <text:p>1.50E+06</text:p>
          </table:table-cell>
          <table:table-cell table:style-name="ce3" office:value-type="float" office:value="1490570" calcext:value-type="float">
            <text:p>1.49E+06</text:p>
          </table:table-cell>
          <table:table-cell table:style-name="ce3" office:value-type="float" office:value="1519720" calcext:value-type="float">
            <text:p>1.52E+06</text:p>
          </table:table-cell>
          <table:table-cell office:value-type="date" office:date-value="2021-04-11" calcext:value-type="date">
            <text:p>2021-04-11</text:p>
          </table:table-cell>
          <table:table-cell office:value-type="float" office:value="28802.5" calcext:value-type="float">
            <text:p>28802.5</text:p>
          </table:table-cell>
          <table:table-cell office:value-type="float" office:value="28128" calcext:value-type="float">
            <text:p>28128</text:p>
          </table:table-cell>
          <table:table-cell office:value-type="float" office:value="29478.6" calcext:value-type="float">
            <text:p>29478.6</text:p>
          </table:table-cell>
          <table:table-cell office:value-type="date" office:date-value="2021-04-11" calcext:value-type="date">
            <text:p>2021-04-11</text:p>
          </table:table-cell>
          <table:table-cell office:value-type="float" office:value="7238.94" calcext:value-type="float">
            <text:p>7238.94</text:p>
          </table:table-cell>
          <table:table-cell office:value-type="float" office:value="6226.6" calcext:value-type="float">
            <text:p>6226.6</text:p>
          </table:table-cell>
          <table:table-cell office:value-type="float" office:value="8273.09" calcext:value-type="float">
            <text:p>8273.09</text:p>
          </table:table-cell>
          <table:table-cell office:value-type="date" office:date-value="2021-04-11" calcext:value-type="date">
            <text:p>2021-04-11</text:p>
          </table:table-cell>
          <table:table-cell office:value-type="float" office:value="34638.6" calcext:value-type="float">
            <text:p>34638.6</text:p>
          </table:table-cell>
          <table:table-cell office:value-type="float" office:value="27208" calcext:value-type="float">
            <text:p>27208</text:p>
          </table:table-cell>
          <table:table-cell office:value-type="float" office:value="42828.3" calcext:value-type="float">
            <text:p>42828.3</text:p>
          </table:table-cell>
          <table:table-cell office:value-type="date" office:date-value="2021-04-11" calcext:value-type="date">
            <text:p>2021-04-11</text:p>
          </table:table-cell>
          <table:table-cell office:value-type="float" office:value="1289.79" calcext:value-type="float">
            <text:p>1289.79</text:p>
          </table:table-cell>
          <table:table-cell office:value-type="float" office:value="908.474" calcext:value-type="float">
            <text:p>908.474</text:p>
          </table:table-cell>
          <table:table-cell office:value-type="float" office:value="1672.69" calcext:value-type="float">
            <text:p>1672.69</text:p>
          </table:table-cell>
          <table:table-cell table:style-name="ce2" office:value-type="date" office:date-value="2021-04-11" calcext:value-type="date">
            <text:p>2021-04-11</text:p>
          </table:table-cell>
          <table:table-cell office:value-type="float" office:value="-2106.66" calcext:value-type="float">
            <text:p>-2106.66</text:p>
          </table:table-cell>
          <table:table-cell office:value-type="float" office:value="-2950.32" calcext:value-type="float">
            <text:p>-2950.32</text:p>
          </table:table-cell>
          <table:table-cell office:value-type="float" office:value="-1242.17" calcext:value-type="float">
            <text:p>-1242.1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09270" calcext:value-type="float">
            <text:p>1.51E+06</text:p>
          </table:table-cell>
          <table:table-cell table:style-name="ce3" office:value-type="float" office:value="1494320" calcext:value-type="float">
            <text:p>1.49E+06</text:p>
          </table:table-cell>
          <table:table-cell table:style-name="ce3" office:value-type="float" office:value="1525080" calcext:value-type="float">
            <text:p>1.53E+06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28961.8" calcext:value-type="float">
            <text:p>28961.8</text:p>
          </table:table-cell>
          <table:table-cell office:value-type="float" office:value="28275.4" calcext:value-type="float">
            <text:p>28275.4</text:p>
          </table:table-cell>
          <table:table-cell office:value-type="float" office:value="29650.3" calcext:value-type="float">
            <text:p>29650.3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6996.64" calcext:value-type="float">
            <text:p>6996.64</text:p>
          </table:table-cell>
          <table:table-cell office:value-type="float" office:value="5994.19" calcext:value-type="float">
            <text:p>5994.19</text:p>
          </table:table-cell>
          <table:table-cell office:value-type="float" office:value="8026.42" calcext:value-type="float">
            <text:p>8026.42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757.7" calcext:value-type="float">
            <text:p>33757.7</text:p>
          </table:table-cell>
          <table:table-cell office:value-type="float" office:value="26339" calcext:value-type="float">
            <text:p>26339</text:p>
          </table:table-cell>
          <table:table-cell office:value-type="float" office:value="42118.2" calcext:value-type="float">
            <text:p>42118.2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1243.63" calcext:value-type="float">
            <text:p>1243.63</text:p>
          </table:table-cell>
          <table:table-cell office:value-type="float" office:value="874.854" calcext:value-type="float">
            <text:p>874.854</text:p>
          </table:table-cell>
          <table:table-cell office:value-type="float" office:value="1614.54" calcext:value-type="float">
            <text:p>1614.54</text:p>
          </table:table-cell>
          <table:table-cell table:style-name="ce2" office:value-type="date" office:date-value="2021-04-12" calcext:value-type="date">
            <text:p>2021-04-12</text:p>
          </table:table-cell>
          <table:table-cell office:value-type="float" office:value="-1993.48" calcext:value-type="float">
            <text:p>-1993.48</text:p>
          </table:table-cell>
          <table:table-cell office:value-type="float" office:value="-2814.56" calcext:value-type="float">
            <text:p>-2814.56</text:p>
          </table:table-cell>
          <table:table-cell office:value-type="float" office:value="-1146.98" calcext:value-type="float">
            <text:p>-1146.9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3610" calcext:value-type="float">
            <text:p>1.51E+06</text:p>
          </table:table-cell>
          <table:table-cell table:style-name="ce3" office:value-type="float" office:value="1497950" calcext:value-type="float">
            <text:p>1.50E+06</text:p>
          </table:table-cell>
          <table:table-cell table:style-name="ce3" office:value-type="float" office:value="1530350" calcext:value-type="float">
            <text:p>1.53E+06</text:p>
          </table:table-cell>
          <table:table-cell office:value-type="date" office:date-value="2021-04-13" calcext:value-type="date">
            <text:p>2021-04-13</text:p>
          </table:table-cell>
          <table:table-cell office:value-type="float" office:value="29115.8" calcext:value-type="float">
            <text:p>29115.8</text:p>
          </table:table-cell>
          <table:table-cell office:value-type="float" office:value="28418.5" calcext:value-type="float">
            <text:p>28418.5</text:p>
          </table:table-cell>
          <table:table-cell office:value-type="float" office:value="29815.8" calcext:value-type="float">
            <text:p>29815.8</text:p>
          </table:table-cell>
          <table:table-cell office:value-type="date" office:date-value="2021-04-13" calcext:value-type="date">
            <text:p>2021-04-13</text:p>
          </table:table-cell>
          <table:table-cell office:value-type="float" office:value="6765.48" calcext:value-type="float">
            <text:p>6765.48</text:p>
          </table:table-cell>
          <table:table-cell office:value-type="float" office:value="5773.88" calcext:value-type="float">
            <text:p>5773.88</text:p>
          </table:table-cell>
          <table:table-cell office:value-type="float" office:value="7790.78" calcext:value-type="float">
            <text:p>7790.78</text:p>
          </table:table-cell>
          <table:table-cell office:value-type="date" office:date-value="2021-04-13" calcext:value-type="date">
            <text:p>2021-04-13</text:p>
          </table:table-cell>
          <table:table-cell office:value-type="float" office:value="32898.2" calcext:value-type="float">
            <text:p>32898.2</text:p>
          </table:table-cell>
          <table:table-cell office:value-type="float" office:value="25469.5" calcext:value-type="float">
            <text:p>25469.5</text:p>
          </table:table-cell>
          <table:table-cell office:value-type="float" office:value="41460.5" calcext:value-type="float">
            <text:p>41460.5</text:p>
          </table:table-cell>
          <table:table-cell office:value-type="date" office:date-value="2021-04-13" calcext:value-type="date">
            <text:p>2021-04-13</text:p>
          </table:table-cell>
          <table:table-cell office:value-type="float" office:value="1199.89" calcext:value-type="float">
            <text:p>1199.89</text:p>
          </table:table-cell>
          <table:table-cell office:value-type="float" office:value="843.085" calcext:value-type="float">
            <text:p>843.085</text:p>
          </table:table-cell>
          <table:table-cell office:value-type="float" office:value="1559.49" calcext:value-type="float">
            <text:p>1559.49</text:p>
          </table:table-cell>
          <table:table-cell table:style-name="ce2" office:value-type="date" office:date-value="2021-04-13" calcext:value-type="date">
            <text:p>2021-04-13</text:p>
          </table:table-cell>
          <table:table-cell office:value-type="float" office:value="-1890.34" calcext:value-type="float">
            <text:p>-1890.34</text:p>
          </table:table-cell>
          <table:table-cell office:value-type="float" office:value="-2689.19" calcext:value-type="float">
            <text:p>-2689.19</text:p>
          </table:table-cell>
          <table:table-cell office:value-type="float" office:value="-1061.09" calcext:value-type="float">
            <text:p>-1061.0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17840" calcext:value-type="float">
            <text:p>1.52E+06</text:p>
          </table:table-cell>
          <table:table-cell table:style-name="ce3" office:value-type="float" office:value="1501450" calcext:value-type="float">
            <text:p>1.50E+06</text:p>
          </table:table-cell>
          <table:table-cell table:style-name="ce3" office:value-type="float" office:value="1535560" calcext:value-type="float">
            <text:p>1.54E+06</text:p>
          </table:table-cell>
          <table:table-cell office:value-type="date" office:date-value="2021-04-14" calcext:value-type="date">
            <text:p>2021-04-14</text:p>
          </table:table-cell>
          <table:table-cell office:value-type="float" office:value="29264.7" calcext:value-type="float">
            <text:p>29264.7</text:p>
          </table:table-cell>
          <table:table-cell office:value-type="float" office:value="28557.4" calcext:value-type="float">
            <text:p>28557.4</text:p>
          </table:table-cell>
          <table:table-cell office:value-type="float" office:value="29975.4" calcext:value-type="float">
            <text:p>29975.4</text:p>
          </table:table-cell>
          <table:table-cell office:value-type="date" office:date-value="2021-04-14" calcext:value-type="date">
            <text:p>2021-04-14</text:p>
          </table:table-cell>
          <table:table-cell office:value-type="float" office:value="6544.61" calcext:value-type="float">
            <text:p>6544.61</text:p>
          </table:table-cell>
          <table:table-cell office:value-type="float" office:value="5564.52" calcext:value-type="float">
            <text:p>5564.52</text:p>
          </table:table-cell>
          <table:table-cell office:value-type="float" office:value="7565.65" calcext:value-type="float">
            <text:p>7565.65</text:p>
          </table:table-cell>
          <table:table-cell office:value-type="date" office:date-value="2021-04-14" calcext:value-type="date">
            <text:p>2021-04-14</text:p>
          </table:table-cell>
          <table:table-cell office:value-type="float" office:value="32059.8" calcext:value-type="float">
            <text:p>32059.8</text:p>
          </table:table-cell>
          <table:table-cell office:value-type="float" office:value="24602.9" calcext:value-type="float">
            <text:p>24602.9</text:p>
          </table:table-cell>
          <table:table-cell office:value-type="float" office:value="40851" calcext:value-type="float">
            <text:p>40851</text:p>
          </table:table-cell>
          <table:table-cell office:value-type="date" office:date-value="2021-04-14" calcext:value-type="date">
            <text:p>2021-04-14</text:p>
          </table:table-cell>
          <table:table-cell office:value-type="float" office:value="1158.36" calcext:value-type="float">
            <text:p>1158.36</text:p>
          </table:table-cell>
          <table:table-cell office:value-type="float" office:value="812.991" calcext:value-type="float">
            <text:p>812.991</text:p>
          </table:table-cell>
          <table:table-cell office:value-type="float" office:value="1507.32" calcext:value-type="float">
            <text:p>1507.32</text:p>
          </table:table-cell>
          <table:table-cell table:style-name="ce2" office:value-type="date" office:date-value="2021-04-14" calcext:value-type="date">
            <text:p>2021-04-14</text:p>
          </table:table-cell>
          <table:table-cell office:value-type="float" office:value="-1796.07" calcext:value-type="float">
            <text:p>-1796.07</text:p>
          </table:table-cell>
          <table:table-cell office:value-type="float" office:value="-2573.14" calcext:value-type="float">
            <text:p>-2573.14</text:p>
          </table:table-cell>
          <table:table-cell office:value-type="float" office:value="-983.223" calcext:value-type="float">
            <text:p>-983.223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21970" calcext:value-type="float">
            <text:p>1.52E+06</text:p>
          </table:table-cell>
          <table:table-cell table:style-name="ce3" office:value-type="float" office:value="1504840" calcext:value-type="float">
            <text:p>1.50E+06</text:p>
          </table:table-cell>
          <table:table-cell table:style-name="ce3" office:value-type="float" office:value="1540700" calcext:value-type="float">
            <text:p>1.54E+06</text:p>
          </table:table-cell>
          <table:table-cell office:value-type="date" office:date-value="2021-04-15" calcext:value-type="date">
            <text:p>2021-04-15</text:p>
          </table:table-cell>
          <table:table-cell office:value-type="float" office:value="29408.7" calcext:value-type="float">
            <text:p>29408.7</text:p>
          </table:table-cell>
          <table:table-cell office:value-type="float" office:value="28692" calcext:value-type="float">
            <text:p>28692</text:p>
          </table:table-cell>
          <table:table-cell office:value-type="float" office:value="30129.7" calcext:value-type="float">
            <text:p>30129.7</text:p>
          </table:table-cell>
          <table:table-cell office:value-type="date" office:date-value="2021-04-15" calcext:value-type="date">
            <text:p>2021-04-15</text:p>
          </table:table-cell>
          <table:table-cell office:value-type="float" office:value="6333.28" calcext:value-type="float">
            <text:p>6333.28</text:p>
          </table:table-cell>
          <table:table-cell office:value-type="float" office:value="5365.12" calcext:value-type="float">
            <text:p>5365.12</text:p>
          </table:table-cell>
          <table:table-cell office:value-type="float" office:value="7350.54" calcext:value-type="float">
            <text:p>7350.54</text:p>
          </table:table-cell>
          <table:table-cell office:value-type="date" office:date-value="2021-04-15" calcext:value-type="date">
            <text:p>2021-04-15</text:p>
          </table:table-cell>
          <table:table-cell office:value-type="float" office:value="31242.3" calcext:value-type="float">
            <text:p>31242.3</text:p>
          </table:table-cell>
          <table:table-cell office:value-type="float" office:value="23742.9" calcext:value-type="float">
            <text:p>23742.9</text:p>
          </table:table-cell>
          <table:table-cell office:value-type="float" office:value="40289.6" calcext:value-type="float">
            <text:p>40289.6</text:p>
          </table:table-cell>
          <table:table-cell office:value-type="date" office:date-value="2021-04-15" calcext:value-type="date">
            <text:p>2021-04-15</text:p>
          </table:table-cell>
          <table:table-cell office:value-type="float" office:value="1118.86" calcext:value-type="float">
            <text:p>1118.86</text:p>
          </table:table-cell>
          <table:table-cell office:value-type="float" office:value="784.42" calcext:value-type="float">
            <text:p>784.42</text:p>
          </table:table-cell>
          <table:table-cell office:value-type="float" office:value="1457.8" calcext:value-type="float">
            <text:p>1457.8</text:p>
          </table:table-cell>
          <table:table-cell table:style-name="ce2" office:value-type="date" office:date-value="2021-04-15" calcext:value-type="date">
            <text:p>2021-04-15</text:p>
          </table:table-cell>
          <table:table-cell office:value-type="float" office:value="-1709.62" calcext:value-type="float">
            <text:p>-1709.62</text:p>
          </table:table-cell>
          <table:table-cell office:value-type="float" office:value="-2465.46" calcext:value-type="float">
            <text:p>-2465.46</text:p>
          </table:table-cell>
          <table:table-cell office:value-type="float" office:value="-912.303" calcext:value-type="float">
            <text:p>-912.303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525990" calcext:value-type="float">
            <text:p>1.53E+06</text:p>
          </table:table-cell>
          <table:table-cell table:style-name="ce3" office:value-type="float" office:value="1508110" calcext:value-type="float">
            <text:p>1.51E+06</text:p>
          </table:table-cell>
          <table:table-cell table:style-name="ce3" office:value-type="float" office:value="1545790" calcext:value-type="float">
            <text:p>1.55E+06</text:p>
          </table:table-cell>
          <table:table-cell office:value-type="date" office:date-value="2021-04-16" calcext:value-type="date">
            <text:p>2021-04-16</text:p>
          </table:table-cell>
          <table:table-cell office:value-type="float" office:value="29548" calcext:value-type="float">
            <text:p>29548</text:p>
          </table:table-cell>
          <table:table-cell office:value-type="float" office:value="28822.7" calcext:value-type="float">
            <text:p>28822.7</text:p>
          </table:table-cell>
          <table:table-cell office:value-type="float" office:value="30278.7" calcext:value-type="float">
            <text:p>30278.7</text:p>
          </table:table-cell>
          <table:table-cell office:value-type="date" office:date-value="2021-04-16" calcext:value-type="date">
            <text:p>2021-04-16</text:p>
          </table:table-cell>
          <table:table-cell office:value-type="float" office:value="6130.82" calcext:value-type="float">
            <text:p>6130.82</text:p>
          </table:table-cell>
          <table:table-cell office:value-type="float" office:value="5174.82" calcext:value-type="float">
            <text:p>5174.82</text:p>
          </table:table-cell>
          <table:table-cell office:value-type="float" office:value="7145.03" calcext:value-type="float">
            <text:p>7145.03</text:p>
          </table:table-cell>
          <table:table-cell office:value-type="date" office:date-value="2021-04-16" calcext:value-type="date">
            <text:p>2021-04-16</text:p>
          </table:table-cell>
          <table:table-cell office:value-type="float" office:value="30445.7" calcext:value-type="float">
            <text:p>30445.7</text:p>
          </table:table-cell>
          <table:table-cell office:value-type="float" office:value="22892.9" calcext:value-type="float">
            <text:p>22892.9</text:p>
          </table:table-cell>
          <table:table-cell office:value-type="float" office:value="39779.2" calcext:value-type="float">
            <text:p>39779.2</text:p>
          </table:table-cell>
          <table:table-cell office:value-type="date" office:date-value="2021-04-16" calcext:value-type="date">
            <text:p>2021-04-16</text:p>
          </table:table-cell>
          <table:table-cell office:value-type="float" office:value="1081.22" calcext:value-type="float">
            <text:p>1081.22</text:p>
          </table:table-cell>
          <table:table-cell office:value-type="float" office:value="757.235" calcext:value-type="float">
            <text:p>757.235</text:p>
          </table:table-cell>
          <table:table-cell office:value-type="float" office:value="1410.76" calcext:value-type="float">
            <text:p>1410.76</text:p>
          </table:table-cell>
          <table:table-cell table:style-name="ce2" office:value-type="date" office:date-value="2021-04-16" calcext:value-type="date">
            <text:p>2021-04-16</text:p>
          </table:table-cell>
          <table:table-cell office:value-type="float" office:value="-1630.1" calcext:value-type="float">
            <text:p>-1630.1</text:p>
          </table:table-cell>
          <table:table-cell office:value-type="float" office:value="-2365.3" calcext:value-type="float">
            <text:p>-2365.3</text:p>
          </table:table-cell>
          <table:table-cell office:value-type="float" office:value="-847.395" calcext:value-type="float">
            <text:p>-847.395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29900" calcext:value-type="float">
            <text:p>1.53E+06</text:p>
          </table:table-cell>
          <table:table-cell table:style-name="ce3" office:value-type="float" office:value="1511260" calcext:value-type="float">
            <text:p>1.51E+06</text:p>
          </table:table-cell>
          <table:table-cell table:style-name="ce3" office:value-type="float" office:value="1550820" calcext:value-type="float">
            <text:p>1.55E+06</text:p>
          </table:table-cell>
          <table:table-cell office:value-type="date" office:date-value="2021-04-17" calcext:value-type="date">
            <text:p>2021-04-17</text:p>
          </table:table-cell>
          <table:table-cell office:value-type="float" office:value="29682.9" calcext:value-type="float">
            <text:p>29682.9</text:p>
          </table:table-cell>
          <table:table-cell office:value-type="float" office:value="28949.4" calcext:value-type="float">
            <text:p>28949.4</text:p>
          </table:table-cell>
          <table:table-cell office:value-type="float" office:value="30423" calcext:value-type="float">
            <text:p>30423</text:p>
          </table:table-cell>
          <table:table-cell office:value-type="date" office:date-value="2021-04-17" calcext:value-type="date">
            <text:p>2021-04-17</text:p>
          </table:table-cell>
          <table:table-cell office:value-type="float" office:value="5936.63" calcext:value-type="float">
            <text:p>5936.63</text:p>
          </table:table-cell>
          <table:table-cell office:value-type="float" office:value="4992.85" calcext:value-type="float">
            <text:p>4992.85</text:p>
          </table:table-cell>
          <table:table-cell office:value-type="float" office:value="6948.7" calcext:value-type="float">
            <text:p>6948.7</text:p>
          </table:table-cell>
          <table:table-cell office:value-type="date" office:date-value="2021-04-17" calcext:value-type="date">
            <text:p>2021-04-17</text:p>
          </table:table-cell>
          <table:table-cell office:value-type="float" office:value="29669.7" calcext:value-type="float">
            <text:p>29669.7</text:p>
          </table:table-cell>
          <table:table-cell office:value-type="float" office:value="22055.6" calcext:value-type="float">
            <text:p>22055.6</text:p>
          </table:table-cell>
          <table:table-cell office:value-type="float" office:value="39323" calcext:value-type="float">
            <text:p>39323</text:p>
          </table:table-cell>
          <table:table-cell office:value-type="date" office:date-value="2021-04-17" calcext:value-type="date">
            <text:p>2021-04-17</text:p>
          </table:table-cell>
          <table:table-cell office:value-type="float" office:value="1045.28" calcext:value-type="float">
            <text:p>1045.28</text:p>
          </table:table-cell>
          <table:table-cell office:value-type="float" office:value="731.315" calcext:value-type="float">
            <text:p>731.315</text:p>
          </table:table-cell>
          <table:table-cell office:value-type="float" office:value="1366.04" calcext:value-type="float">
            <text:p>1366.04</text:p>
          </table:table-cell>
          <table:table-cell table:style-name="ce2" office:value-type="date" office:date-value="2021-04-17" calcext:value-type="date">
            <text:p>2021-04-17</text:p>
          </table:table-cell>
          <table:table-cell office:value-type="float" office:value="-1556.71" calcext:value-type="float">
            <text:p>-1556.71</text:p>
          </table:table-cell>
          <table:table-cell office:value-type="float" office:value="-2271.89" calcext:value-type="float">
            <text:p>-2271.89</text:p>
          </table:table-cell>
          <table:table-cell office:value-type="float" office:value="-787.715" calcext:value-type="float">
            <text:p>-787.71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533720" calcext:value-type="float">
            <text:p>1.53E+06</text:p>
          </table:table-cell>
          <table:table-cell table:style-name="ce3" office:value-type="float" office:value="1514300" calcext:value-type="float">
            <text:p>1.51E+06</text:p>
          </table:table-cell>
          <table:table-cell table:style-name="ce3" office:value-type="float" office:value="1555810" calcext:value-type="float">
            <text:p>1.56E+06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29813.4" calcext:value-type="float">
            <text:p>29813.4</text:p>
          </table:table-cell>
          <table:table-cell office:value-type="float" office:value="29072.3" calcext:value-type="float">
            <text:p>29072.3</text:p>
          </table:table-cell>
          <table:table-cell office:value-type="float" office:value="30562.6" calcext:value-type="float">
            <text:p>30562.6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750.19" calcext:value-type="float">
            <text:p>5750.19</text:p>
          </table:table-cell>
          <table:table-cell office:value-type="float" office:value="4818.54" calcext:value-type="float">
            <text:p>4818.54</text:p>
          </table:table-cell>
          <table:table-cell office:value-type="float" office:value="6761.21" calcext:value-type="float">
            <text:p>6761.21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28914.5" calcext:value-type="float">
            <text:p>28914.5</text:p>
          </table:table-cell>
          <table:table-cell office:value-type="float" office:value="21233.7" calcext:value-type="float">
            <text:p>21233.7</text:p>
          </table:table-cell>
          <table:table-cell office:value-type="float" office:value="38922" calcext:value-type="float">
            <text:p>38922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1010.94" calcext:value-type="float">
            <text:p>1010.94</text:p>
          </table:table-cell>
          <table:table-cell office:value-type="float" office:value="706.552" calcext:value-type="float">
            <text:p>706.552</text:p>
          </table:table-cell>
          <table:table-cell office:value-type="float" office:value="1323.48" calcext:value-type="float">
            <text:p>1323.48</text:p>
          </table:table-cell>
          <table:table-cell table:style-name="ce2" office:value-type="date" office:date-value="2021-04-18" calcext:value-type="date">
            <text:p>2021-04-18</text:p>
          </table:table-cell>
          <table:table-cell office:value-type="float" office:value="-1488.75" calcext:value-type="float">
            <text:p>-1488.75</text:p>
          </table:table-cell>
          <table:table-cell office:value-type="float" office:value="-2184.54" calcext:value-type="float">
            <text:p>-2184.54</text:p>
          </table:table-cell>
          <table:table-cell office:value-type="float" office:value="-732.593" calcext:value-type="float">
            <text:p>-732.593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537450" calcext:value-type="float">
            <text:p>1.54E+06</text:p>
          </table:table-cell>
          <table:table-cell table:style-name="ce3" office:value-type="float" office:value="1517230" calcext:value-type="float">
            <text:p>1.52E+06</text:p>
          </table:table-cell>
          <table:table-cell table:style-name="ce3" office:value-type="float" office:value="1560760" calcext:value-type="float">
            <text:p>1.56E+06</text:p>
          </table:table-cell>
          <table:table-cell office:value-type="date" office:date-value="2021-04-19" calcext:value-type="date">
            <text:p>2021-04-19</text:p>
          </table:table-cell>
          <table:table-cell office:value-type="float" office:value="29939.9" calcext:value-type="float">
            <text:p>29939.9</text:p>
          </table:table-cell>
          <table:table-cell office:value-type="float" office:value="29191.5" calcext:value-type="float">
            <text:p>29191.5</text:p>
          </table:table-cell>
          <table:table-cell office:value-type="float" office:value="30697.9" calcext:value-type="float">
            <text:p>30697.9</text:p>
          </table:table-cell>
          <table:table-cell office:value-type="date" office:date-value="2021-04-19" calcext:value-type="date">
            <text:p>2021-04-19</text:p>
          </table:table-cell>
          <table:table-cell office:value-type="float" office:value="5571.02" calcext:value-type="float">
            <text:p>5571.02</text:p>
          </table:table-cell>
          <table:table-cell office:value-type="float" office:value="4651.33" calcext:value-type="float">
            <text:p>4651.33</text:p>
          </table:table-cell>
          <table:table-cell office:value-type="float" office:value="6582.22" calcext:value-type="float">
            <text:p>6582.22</text:p>
          </table:table-cell>
          <table:table-cell office:value-type="date" office:date-value="2021-04-19" calcext:value-type="date">
            <text:p>2021-04-19</text:p>
          </table:table-cell>
          <table:table-cell office:value-type="float" office:value="28179.7" calcext:value-type="float">
            <text:p>28179.7</text:p>
          </table:table-cell>
          <table:table-cell office:value-type="float" office:value="20429.9" calcext:value-type="float">
            <text:p>20429.9</text:p>
          </table:table-cell>
          <table:table-cell office:value-type="float" office:value="38573.5" calcext:value-type="float">
            <text:p>38573.5</text:p>
          </table:table-cell>
          <table:table-cell office:value-type="date" office:date-value="2021-04-19" calcext:value-type="date">
            <text:p>2021-04-19</text:p>
          </table:table-cell>
          <table:table-cell office:value-type="float" office:value="978.058" calcext:value-type="float">
            <text:p>978.058</text:p>
          </table:table-cell>
          <table:table-cell office:value-type="float" office:value="682.852" calcext:value-type="float">
            <text:p>682.852</text:p>
          </table:table-cell>
          <table:table-cell office:value-type="float" office:value="1282.98" calcext:value-type="float">
            <text:p>1282.98</text:p>
          </table:table-cell>
          <table:table-cell table:style-name="ce2" office:value-type="date" office:date-value="2021-04-19" calcext:value-type="date">
            <text:p>2021-04-19</text:p>
          </table:table-cell>
          <table:table-cell office:value-type="float" office:value="-1425.62" calcext:value-type="float">
            <text:p>-1425.62</text:p>
          </table:table-cell>
          <table:table-cell office:value-type="float" office:value="-2102.65" calcext:value-type="float">
            <text:p>-2102.65</text:p>
          </table:table-cell>
          <table:table-cell office:value-type="float" office:value="-681.465" calcext:value-type="float">
            <text:p>-681.465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41070" calcext:value-type="float">
            <text:p>1.54E+06</text:p>
          </table:table-cell>
          <table:table-cell table:style-name="ce3" office:value-type="float" office:value="1520040" calcext:value-type="float">
            <text:p>1.52E+06</text:p>
          </table:table-cell>
          <table:table-cell table:style-name="ce3" office:value-type="float" office:value="1565670" calcext:value-type="float">
            <text:p>1.57E+06</text:p>
          </table:table-cell>
          <table:table-cell office:value-type="date" office:date-value="2021-04-20" calcext:value-type="date">
            <text:p>2021-04-20</text:p>
          </table:table-cell>
          <table:table-cell office:value-type="float" office:value="30062.3" calcext:value-type="float">
            <text:p>30062.3</text:p>
          </table:table-cell>
          <table:table-cell office:value-type="float" office:value="29307.1" calcext:value-type="float">
            <text:p>29307.1</text:p>
          </table:table-cell>
          <table:table-cell office:value-type="float" office:value="30829.1" calcext:value-type="float">
            <text:p>30829.1</text:p>
          </table:table-cell>
          <table:table-cell office:value-type="date" office:date-value="2021-04-20" calcext:value-type="date">
            <text:p>2021-04-20</text:p>
          </table:table-cell>
          <table:table-cell office:value-type="float" office:value="5398.68" calcext:value-type="float">
            <text:p>5398.68</text:p>
          </table:table-cell>
          <table:table-cell office:value-type="float" office:value="4490.68" calcext:value-type="float">
            <text:p>4490.68</text:p>
          </table:table-cell>
          <table:table-cell office:value-type="float" office:value="6411.45" calcext:value-type="float">
            <text:p>6411.45</text:p>
          </table:table-cell>
          <table:table-cell office:value-type="date" office:date-value="2021-04-20" calcext:value-type="date">
            <text:p>2021-04-20</text:p>
          </table:table-cell>
          <table:table-cell office:value-type="float" office:value="27465.4" calcext:value-type="float">
            <text:p>27465.4</text:p>
          </table:table-cell>
          <table:table-cell office:value-type="float" office:value="19647" calcext:value-type="float">
            <text:p>19647</text:p>
          </table:table-cell>
          <table:table-cell office:value-type="float" office:value="38272" calcext:value-type="float">
            <text:p>38272</text:p>
          </table:table-cell>
          <table:table-cell office:value-type="date" office:date-value="2021-04-20" calcext:value-type="date">
            <text:p>2021-04-20</text:p>
          </table:table-cell>
          <table:table-cell office:value-type="float" office:value="946.55" calcext:value-type="float">
            <text:p>946.55</text:p>
          </table:table-cell>
          <table:table-cell office:value-type="float" office:value="660.128" calcext:value-type="float">
            <text:p>660.128</text:p>
          </table:table-cell>
          <table:table-cell office:value-type="float" office:value="1244.41" calcext:value-type="float">
            <text:p>1244.41</text:p>
          </table:table-cell>
          <table:table-cell table:style-name="ce2" office:value-type="date" office:date-value="2021-04-20" calcext:value-type="date">
            <text:p>2021-04-20</text:p>
          </table:table-cell>
          <table:table-cell office:value-type="float" office:value="-1366.79" calcext:value-type="float">
            <text:p>-1366.79</text:p>
          </table:table-cell>
          <table:table-cell office:value-type="float" office:value="-2025.66" calcext:value-type="float">
            <text:p>-2025.66</text:p>
          </table:table-cell>
          <table:table-cell office:value-type="float" office:value="-633.835" calcext:value-type="float">
            <text:p>-633.835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610" calcext:value-type="float">
            <text:p>1.54E+06</text:p>
          </table:table-cell>
          <table:table-cell table:style-name="ce3" office:value-type="float" office:value="1522760" calcext:value-type="float">
            <text:p>1.52E+06</text:p>
          </table:table-cell>
          <table:table-cell table:style-name="ce3" office:value-type="float" office:value="1570550" calcext:value-type="float">
            <text:p>1.57E+06</text:p>
          </table:table-cell>
          <table:table-cell office:value-type="date" office:date-value="2021-04-21" calcext:value-type="date">
            <text:p>2021-04-21</text:p>
          </table:table-cell>
          <table:table-cell office:value-type="float" office:value="30181" calcext:value-type="float">
            <text:p>30181</text:p>
          </table:table-cell>
          <table:table-cell office:value-type="float" office:value="29419.1" calcext:value-type="float">
            <text:p>29419.1</text:p>
          </table:table-cell>
          <table:table-cell office:value-type="float" office:value="30956.4" calcext:value-type="float">
            <text:p>30956.4</text:p>
          </table:table-cell>
          <table:table-cell office:value-type="date" office:date-value="2021-04-21" calcext:value-type="date">
            <text:p>2021-04-21</text:p>
          </table:table-cell>
          <table:table-cell office:value-type="float" office:value="5232.8" calcext:value-type="float">
            <text:p>5232.8</text:p>
          </table:table-cell>
          <table:table-cell office:value-type="float" office:value="4336.14" calcext:value-type="float">
            <text:p>4336.14</text:p>
          </table:table-cell>
          <table:table-cell office:value-type="float" office:value="6248.63" calcext:value-type="float">
            <text:p>6248.63</text:p>
          </table:table-cell>
          <table:table-cell office:value-type="date" office:date-value="2021-04-21" calcext:value-type="date">
            <text:p>2021-04-21</text:p>
          </table:table-cell>
          <table:table-cell office:value-type="float" office:value="26771.2" calcext:value-type="float">
            <text:p>26771.2</text:p>
          </table:table-cell>
          <table:table-cell office:value-type="float" office:value="18887.6" calcext:value-type="float">
            <text:p>18887.6</text:p>
          </table:table-cell>
          <table:table-cell office:value-type="float" office:value="38011.6" calcext:value-type="float">
            <text:p>38011.6</text:p>
          </table:table-cell>
          <table:table-cell office:value-type="date" office:date-value="2021-04-21" calcext:value-type="date">
            <text:p>2021-04-21</text:p>
          </table:table-cell>
          <table:table-cell office:value-type="float" office:value="916.322" calcext:value-type="float">
            <text:p>916.322</text:p>
          </table:table-cell>
          <table:table-cell office:value-type="float" office:value="638.305" calcext:value-type="float">
            <text:p>638.305</text:p>
          </table:table-cell>
          <table:table-cell office:value-type="float" office:value="1207.68" calcext:value-type="float">
            <text:p>1207.68</text:p>
          </table:table-cell>
          <table:table-cell table:style-name="ce2" office:value-type="date" office:date-value="2021-04-21" calcext:value-type="date">
            <text:p>2021-04-21</text:p>
          </table:table-cell>
          <table:table-cell office:value-type="float" office:value="-1311.8" calcext:value-type="float">
            <text:p>-1311.8</text:p>
          </table:table-cell>
          <table:table-cell office:value-type="float" office:value="-1953.11" calcext:value-type="float">
            <text:p>-1953.11</text:p>
          </table:table-cell>
          <table:table-cell office:value-type="float" office:value="-589.263" calcext:value-type="float">
            <text:p>-589.263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48060" calcext:value-type="float">
            <text:p>1.55E+06</text:p>
          </table:table-cell>
          <table:table-cell table:style-name="ce3" office:value-type="float" office:value="1525370" calcext:value-type="float">
            <text:p>1.53E+06</text:p>
          </table:table-cell>
          <table:table-cell table:style-name="ce3" office:value-type="float" office:value="1575410" calcext:value-type="float">
            <text:p>1.58E+06</text:p>
          </table:table-cell>
          <table:table-cell office:value-type="date" office:date-value="2021-04-22" calcext:value-type="date">
            <text:p>2021-04-22</text:p>
          </table:table-cell>
          <table:table-cell office:value-type="float" office:value="30296" calcext:value-type="float">
            <text:p>30296</text:p>
          </table:table-cell>
          <table:table-cell office:value-type="float" office:value="29527.7" calcext:value-type="float">
            <text:p>29527.7</text:p>
          </table:table-cell>
          <table:table-cell office:value-type="float" office:value="31080" calcext:value-type="float">
            <text:p>31080</text:p>
          </table:table-cell>
          <table:table-cell office:value-type="date" office:date-value="2021-04-22" calcext:value-type="date">
            <text:p>2021-04-22</text:p>
          </table:table-cell>
          <table:table-cell office:value-type="float" office:value="5073.03" calcext:value-type="float">
            <text:p>5073.03</text:p>
          </table:table-cell>
          <table:table-cell office:value-type="float" office:value="4187.31" calcext:value-type="float">
            <text:p>4187.31</text:p>
          </table:table-cell>
          <table:table-cell office:value-type="float" office:value="6093.55" calcext:value-type="float">
            <text:p>6093.55</text:p>
          </table:table-cell>
          <table:table-cell office:value-type="date" office:date-value="2021-04-22" calcext:value-type="date">
            <text:p>2021-04-22</text:p>
          </table:table-cell>
          <table:table-cell office:value-type="float" office:value="26097" calcext:value-type="float">
            <text:p>26097</text:p>
          </table:table-cell>
          <table:table-cell office:value-type="float" office:value="18153.9" calcext:value-type="float">
            <text:p>18153.9</text:p>
          </table:table-cell>
          <table:table-cell office:value-type="float" office:value="37788.3" calcext:value-type="float">
            <text:p>37788.3</text:p>
          </table:table-cell>
          <table:table-cell office:value-type="date" office:date-value="2021-04-22" calcext:value-type="date">
            <text:p>2021-04-22</text:p>
          </table:table-cell>
          <table:table-cell office:value-type="float" office:value="887.294" calcext:value-type="float">
            <text:p>887.294</text:p>
          </table:table-cell>
          <table:table-cell office:value-type="float" office:value="617.317" calcext:value-type="float">
            <text:p>617.317</text:p>
          </table:table-cell>
          <table:table-cell office:value-type="float" office:value="1172.71" calcext:value-type="float">
            <text:p>1172.71</text:p>
          </table:table-cell>
          <table:table-cell table:style-name="ce2" office:value-type="date" office:date-value="2021-04-22" calcext:value-type="date">
            <text:p>2021-04-22</text:p>
          </table:table-cell>
          <table:table-cell office:value-type="float" office:value="-1260.24" calcext:value-type="float">
            <text:p>-1260.24</text:p>
          </table:table-cell>
          <table:table-cell office:value-type="float" office:value="-1884.6" calcext:value-type="float">
            <text:p>-1884.6</text:p>
          </table:table-cell>
          <table:table-cell office:value-type="float" office:value="-547.371" calcext:value-type="float">
            <text:p>-547.371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51430" calcext:value-type="float">
            <text:p>1.55E+06</text:p>
          </table:table-cell>
          <table:table-cell table:style-name="ce3" office:value-type="float" office:value="1527880" calcext:value-type="float">
            <text:p>1.53E+06</text:p>
          </table:table-cell>
          <table:table-cell table:style-name="ce3" office:value-type="float" office:value="1580260" calcext:value-type="float">
            <text:p>1.58E+06</text:p>
          </table:table-cell>
          <table:table-cell office:value-type="date" office:date-value="2021-04-23" calcext:value-type="date">
            <text:p>2021-04-23</text:p>
          </table:table-cell>
          <table:table-cell office:value-type="float" office:value="30407.4" calcext:value-type="float">
            <text:p>30407.4</text:p>
          </table:table-cell>
          <table:table-cell office:value-type="float" office:value="29633" calcext:value-type="float">
            <text:p>29633</text:p>
          </table:table-cell>
          <table:table-cell office:value-type="float" office:value="31200.1" calcext:value-type="float">
            <text:p>31200.1</text:p>
          </table:table-cell>
          <table:table-cell office:value-type="date" office:date-value="2021-04-23" calcext:value-type="date">
            <text:p>2021-04-23</text:p>
          </table:table-cell>
          <table:table-cell office:value-type="float" office:value="4919.06" calcext:value-type="float">
            <text:p>4919.06</text:p>
          </table:table-cell>
          <table:table-cell office:value-type="float" office:value="4043.83" calcext:value-type="float">
            <text:p>4043.83</text:p>
          </table:table-cell>
          <table:table-cell office:value-type="float" office:value="5945.97" calcext:value-type="float">
            <text:p>5945.97</text:p>
          </table:table-cell>
          <table:table-cell office:value-type="date" office:date-value="2021-04-23" calcext:value-type="date">
            <text:p>2021-04-23</text:p>
          </table:table-cell>
          <table:table-cell office:value-type="float" office:value="25442.5" calcext:value-type="float">
            <text:p>25442.5</text:p>
          </table:table-cell>
          <table:table-cell office:value-type="float" office:value="17447.4" calcext:value-type="float">
            <text:p>17447.4</text:p>
          </table:table-cell>
          <table:table-cell office:value-type="float" office:value="37601.8" calcext:value-type="float">
            <text:p>37601.8</text:p>
          </table:table-cell>
          <table:table-cell office:value-type="date" office:date-value="2021-04-23" calcext:value-type="date">
            <text:p>2021-04-23</text:p>
          </table:table-cell>
          <table:table-cell office:value-type="float" office:value="859.395" calcext:value-type="float">
            <text:p>859.395</text:p>
          </table:table-cell>
          <table:table-cell office:value-type="float" office:value="597.102" calcext:value-type="float">
            <text:p>597.102</text:p>
          </table:table-cell>
          <table:table-cell office:value-type="float" office:value="1139.43" calcext:value-type="float">
            <text:p>1139.43</text:p>
          </table:table-cell>
          <table:table-cell table:style-name="ce2" office:value-type="date" office:date-value="2021-04-23" calcext:value-type="date">
            <text:p>2021-04-23</text:p>
          </table:table-cell>
          <table:table-cell office:value-type="float" office:value="-1211.76" calcext:value-type="float">
            <text:p>-1211.76</text:p>
          </table:table-cell>
          <table:table-cell office:value-type="float" office:value="-1819.77" calcext:value-type="float">
            <text:p>-1819.77</text:p>
          </table:table-cell>
          <table:table-cell office:value-type="float" office:value="-507.835" calcext:value-type="float">
            <text:p>-507.835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54710" calcext:value-type="float">
            <text:p>1.55E+06</text:p>
          </table:table-cell>
          <table:table-cell table:style-name="ce3" office:value-type="float" office:value="1530300" calcext:value-type="float">
            <text:p>1.53E+06</text:p>
          </table:table-cell>
          <table:table-cell table:style-name="ce3" office:value-type="float" office:value="1585090" calcext:value-type="float">
            <text:p>1.59E+06</text:p>
          </table:table-cell>
          <table:table-cell office:value-type="date" office:date-value="2021-04-24" calcext:value-type="date">
            <text:p>2021-04-24</text:p>
          </table:table-cell>
          <table:table-cell office:value-type="float" office:value="30515.4" calcext:value-type="float">
            <text:p>30515.4</text:p>
          </table:table-cell>
          <table:table-cell office:value-type="float" office:value="29735" calcext:value-type="float">
            <text:p>29735</text:p>
          </table:table-cell>
          <table:table-cell office:value-type="float" office:value="31316.9" calcext:value-type="float">
            <text:p>31316.9</text:p>
          </table:table-cell>
          <table:table-cell office:value-type="date" office:date-value="2021-04-24" calcext:value-type="date">
            <text:p>2021-04-24</text:p>
          </table:table-cell>
          <table:table-cell office:value-type="float" office:value="4770.58" calcext:value-type="float">
            <text:p>4770.58</text:p>
          </table:table-cell>
          <table:table-cell office:value-type="float" office:value="3905.39" calcext:value-type="float">
            <text:p>3905.39</text:p>
          </table:table-cell>
          <table:table-cell office:value-type="float" office:value="5805.67" calcext:value-type="float">
            <text:p>5805.67</text:p>
          </table:table-cell>
          <table:table-cell office:value-type="date" office:date-value="2021-04-24" calcext:value-type="date">
            <text:p>2021-04-24</text:p>
          </table:table-cell>
          <table:table-cell office:value-type="float" office:value="24807.3" calcext:value-type="float">
            <text:p>24807.3</text:p>
          </table:table-cell>
          <table:table-cell office:value-type="float" office:value="16768.8" calcext:value-type="float">
            <text:p>16768.8</text:p>
          </table:table-cell>
          <table:table-cell office:value-type="float" office:value="37453.7" calcext:value-type="float">
            <text:p>37453.7</text:p>
          </table:table-cell>
          <table:table-cell office:value-type="date" office:date-value="2021-04-24" calcext:value-type="date">
            <text:p>2021-04-24</text:p>
          </table:table-cell>
          <table:table-cell office:value-type="float" office:value="832.559" calcext:value-type="float">
            <text:p>832.559</text:p>
          </table:table-cell>
          <table:table-cell office:value-type="float" office:value="577.609" calcext:value-type="float">
            <text:p>577.609</text:p>
          </table:table-cell>
          <table:table-cell office:value-type="float" office:value="1107.76" calcext:value-type="float">
            <text:p>1107.76</text:p>
          </table:table-cell>
          <table:table-cell table:style-name="ce2" office:value-type="date" office:date-value="2021-04-24" calcext:value-type="date">
            <text:p>2021-04-24</text:p>
          </table:table-cell>
          <table:table-cell office:value-type="float" office:value="-1166.05" calcext:value-type="float">
            <text:p>-1166.05</text:p>
          </table:table-cell>
          <table:table-cell office:value-type="float" office:value="-1758.31" calcext:value-type="float">
            <text:p>-1758.31</text:p>
          </table:table-cell>
          <table:table-cell office:value-type="float" office:value="-470.418" calcext:value-type="float">
            <text:p>-470.418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557910" calcext:value-type="float">
            <text:p>1.56E+06</text:p>
          </table:table-cell>
          <table:table-cell table:style-name="ce3" office:value-type="float" office:value="1532630" calcext:value-type="float">
            <text:p>1.53E+06</text:p>
          </table:table-cell>
          <table:table-cell table:style-name="ce3" office:value-type="float" office:value="1589920" calcext:value-type="float">
            <text:p>1.59E+06</text:p>
          </table:table-cell>
          <table:table-cell office:value-type="date" office:date-value="2021-04-25" calcext:value-type="date">
            <text:p>2021-04-25</text:p>
          </table:table-cell>
          <table:table-cell office:value-type="float" office:value="30620.2" calcext:value-type="float">
            <text:p>30620.2</text:p>
          </table:table-cell>
          <table:table-cell office:value-type="float" office:value="29833.8" calcext:value-type="float">
            <text:p>29833.8</text:p>
          </table:table-cell>
          <table:table-cell office:value-type="float" office:value="31430.6" calcext:value-type="float">
            <text:p>31430.6</text:p>
          </table:table-cell>
          <table:table-cell office:value-type="date" office:date-value="2021-04-25" calcext:value-type="date">
            <text:p>2021-04-25</text:p>
          </table:table-cell>
          <table:table-cell office:value-type="float" office:value="4627.32" calcext:value-type="float">
            <text:p>4627.32</text:p>
          </table:table-cell>
          <table:table-cell office:value-type="float" office:value="3771.67" calcext:value-type="float">
            <text:p>3771.67</text:p>
          </table:table-cell>
          <table:table-cell office:value-type="float" office:value="5672.4" calcext:value-type="float">
            <text:p>5672.4</text:p>
          </table:table-cell>
          <table:table-cell office:value-type="date" office:date-value="2021-04-25" calcext:value-type="date">
            <text:p>2021-04-25</text:p>
          </table:table-cell>
          <table:table-cell office:value-type="float" office:value="24190.7" calcext:value-type="float">
            <text:p>24190.7</text:p>
          </table:table-cell>
          <table:table-cell office:value-type="float" office:value="16117.6" calcext:value-type="float">
            <text:p>16117.6</text:p>
          </table:table-cell>
          <table:table-cell office:value-type="float" office:value="37345.6" calcext:value-type="float">
            <text:p>37345.6</text:p>
          </table:table-cell>
          <table:table-cell office:value-type="date" office:date-value="2021-04-25" calcext:value-type="date">
            <text:p>2021-04-25</text:p>
          </table:table-cell>
          <table:table-cell office:value-type="float" office:value="806.73" calcext:value-type="float">
            <text:p>806.73</text:p>
          </table:table-cell>
          <table:table-cell office:value-type="float" office:value="558.788" calcext:value-type="float">
            <text:p>558.788</text:p>
          </table:table-cell>
          <table:table-cell office:value-type="float" office:value="1077.64" calcext:value-type="float">
            <text:p>1077.64</text:p>
          </table:table-cell>
          <table:table-cell table:style-name="ce2" office:value-type="date" office:date-value="2021-04-25" calcext:value-type="date">
            <text:p>2021-04-25</text:p>
          </table:table-cell>
          <table:table-cell office:value-type="float" office:value="-1122.87" calcext:value-type="float">
            <text:p>-1122.87</text:p>
          </table:table-cell>
          <table:table-cell office:value-type="float" office:value="-1699.97" calcext:value-type="float">
            <text:p>-1699.97</text:p>
          </table:table-cell>
          <table:table-cell office:value-type="float" office:value="-434.962" calcext:value-type="float">
            <text:p>-434.962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61040" calcext:value-type="float">
            <text:p>1.56E+06</text:p>
          </table:table-cell>
          <table:table-cell table:style-name="ce3" office:value-type="float" office:value="1534870" calcext:value-type="float">
            <text:p>1.53E+06</text:p>
          </table:table-cell>
          <table:table-cell table:style-name="ce3" office:value-type="float" office:value="1594750" calcext:value-type="float">
            <text:p>1.59E+06</text:p>
          </table:table-cell>
          <table:table-cell office:value-type="date" office:date-value="2021-04-26" calcext:value-type="date">
            <text:p>2021-04-26</text:p>
          </table:table-cell>
          <table:table-cell office:value-type="float" office:value="30721.7" calcext:value-type="float">
            <text:p>30721.7</text:p>
          </table:table-cell>
          <table:table-cell office:value-type="float" office:value="29929.6" calcext:value-type="float">
            <text:p>29929.6</text:p>
          </table:table-cell>
          <table:table-cell office:value-type="float" office:value="31541.3" calcext:value-type="float">
            <text:p>31541.3</text:p>
          </table:table-cell>
          <table:table-cell office:value-type="date" office:date-value="2021-04-26" calcext:value-type="date">
            <text:p>2021-04-26</text:p>
          </table:table-cell>
          <table:table-cell office:value-type="float" office:value="4488.99" calcext:value-type="float">
            <text:p>4488.99</text:p>
          </table:table-cell>
          <table:table-cell office:value-type="float" office:value="3642.42" calcext:value-type="float">
            <text:p>3642.42</text:p>
          </table:table-cell>
          <table:table-cell office:value-type="float" office:value="5545.89" calcext:value-type="float">
            <text:p>5545.89</text:p>
          </table:table-cell>
          <table:table-cell office:value-type="date" office:date-value="2021-04-26" calcext:value-type="date">
            <text:p>2021-04-26</text:p>
          </table:table-cell>
          <table:table-cell office:value-type="float" office:value="23592.3" calcext:value-type="float">
            <text:p>23592.3</text:p>
          </table:table-cell>
          <table:table-cell office:value-type="float" office:value="15492.9" calcext:value-type="float">
            <text:p>15492.9</text:p>
          </table:table-cell>
          <table:table-cell office:value-type="float" office:value="37276.3" calcext:value-type="float">
            <text:p>37276.3</text:p>
          </table:table-cell>
          <table:table-cell office:value-type="date" office:date-value="2021-04-26" calcext:value-type="date">
            <text:p>2021-04-26</text:p>
          </table:table-cell>
          <table:table-cell office:value-type="float" office:value="781.852" calcext:value-type="float">
            <text:p>781.852</text:p>
          </table:table-cell>
          <table:table-cell office:value-type="float" office:value="540.597" calcext:value-type="float">
            <text:p>540.597</text:p>
          </table:table-cell>
          <table:table-cell office:value-type="float" office:value="1049.02" calcext:value-type="float">
            <text:p>1049.02</text:p>
          </table:table-cell>
          <table:table-cell table:style-name="ce2" office:value-type="date" office:date-value="2021-04-26" calcext:value-type="date">
            <text:p>2021-04-26</text:p>
          </table:table-cell>
          <table:table-cell office:value-type="float" office:value="-1082.02" calcext:value-type="float">
            <text:p>-1082.02</text:p>
          </table:table-cell>
          <table:table-cell office:value-type="float" office:value="-1644.52" calcext:value-type="float">
            <text:p>-1644.52</text:p>
          </table:table-cell>
          <table:table-cell office:value-type="float" office:value="-401.388" calcext:value-type="float">
            <text:p>-401.388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64090" calcext:value-type="float">
            <text:p>1.56E+06</text:p>
          </table:table-cell>
          <table:table-cell table:style-name="ce3" office:value-type="float" office:value="1537030" calcext:value-type="float">
            <text:p>1.54E+06</text:p>
          </table:table-cell>
          <table:table-cell table:style-name="ce3" office:value-type="float" office:value="1599580" calcext:value-type="float">
            <text:p>1.60E+06</text:p>
          </table:table-cell>
          <table:table-cell office:value-type="date" office:date-value="2021-04-27" calcext:value-type="date">
            <text:p>2021-04-27</text:p>
          </table:table-cell>
          <table:table-cell office:value-type="float" office:value="30820.2" calcext:value-type="float">
            <text:p>30820.2</text:p>
          </table:table-cell>
          <table:table-cell office:value-type="float" office:value="30022.3" calcext:value-type="float">
            <text:p>30022.3</text:p>
          </table:table-cell>
          <table:table-cell office:value-type="float" office:value="31649.1" calcext:value-type="float">
            <text:p>31649.1</text:p>
          </table:table-cell>
          <table:table-cell office:value-type="date" office:date-value="2021-04-27" calcext:value-type="date">
            <text:p>2021-04-27</text:p>
          </table:table-cell>
          <table:table-cell office:value-type="float" office:value="4355.36" calcext:value-type="float">
            <text:p>4355.36</text:p>
          </table:table-cell>
          <table:table-cell office:value-type="float" office:value="3517.38" calcext:value-type="float">
            <text:p>3517.38</text:p>
          </table:table-cell>
          <table:table-cell office:value-type="float" office:value="5425.86" calcext:value-type="float">
            <text:p>5425.86</text:p>
          </table:table-cell>
          <table:table-cell office:value-type="date" office:date-value="2021-04-27" calcext:value-type="date">
            <text:p>2021-04-27</text:p>
          </table:table-cell>
          <table:table-cell office:value-type="float" office:value="23011.2" calcext:value-type="float">
            <text:p>23011.2</text:p>
          </table:table-cell>
          <table:table-cell office:value-type="float" office:value="14893.2" calcext:value-type="float">
            <text:p>14893.2</text:p>
          </table:table-cell>
          <table:table-cell office:value-type="float" office:value="37240.9" calcext:value-type="float">
            <text:p>37240.9</text:p>
          </table:table-cell>
          <table:table-cell office:value-type="date" office:date-value="2021-04-27" calcext:value-type="date">
            <text:p>2021-04-27</text:p>
          </table:table-cell>
          <table:table-cell office:value-type="float" office:value="757.875" calcext:value-type="float">
            <text:p>757.875</text:p>
          </table:table-cell>
          <table:table-cell office:value-type="float" office:value="522.996" calcext:value-type="float">
            <text:p>522.996</text:p>
          </table:table-cell>
          <table:table-cell office:value-type="float" office:value="1021.85" calcext:value-type="float">
            <text:p>1021.85</text:p>
          </table:table-cell>
          <table:table-cell table:style-name="ce2" office:value-type="date" office:date-value="2021-04-27" calcext:value-type="date">
            <text:p>2021-04-27</text:p>
          </table:table-cell>
          <table:table-cell office:value-type="float" office:value="-1043.32" calcext:value-type="float">
            <text:p>-1043.32</text:p>
          </table:table-cell>
          <table:table-cell office:value-type="float" office:value="-1591.75" calcext:value-type="float">
            <text:p>-1591.75</text:p>
          </table:table-cell>
          <table:table-cell office:value-type="float" office:value="-369.66" calcext:value-type="float">
            <text:p>-369.6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67060" calcext:value-type="float">
            <text:p>1.57E+06</text:p>
          </table:table-cell>
          <table:table-cell table:style-name="ce3" office:value-type="float" office:value="1539100" calcext:value-type="float">
            <text:p>1.54E+06</text:p>
          </table:table-cell>
          <table:table-cell table:style-name="ce3" office:value-type="float" office:value="1604410" calcext:value-type="float">
            <text:p>1.60E+06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30915.7" calcext:value-type="float">
            <text:p>30915.7</text:p>
          </table:table-cell>
          <table:table-cell office:value-type="float" office:value="30112.1" calcext:value-type="float">
            <text:p>30112.1</text:p>
          </table:table-cell>
          <table:table-cell office:value-type="float" office:value="31754.3" calcext:value-type="float">
            <text:p>31754.3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4226.18" calcext:value-type="float">
            <text:p>4226.18</text:p>
          </table:table-cell>
          <table:table-cell office:value-type="float" office:value="3396.39" calcext:value-type="float">
            <text:p>3396.39</text:p>
          </table:table-cell>
          <table:table-cell office:value-type="float" office:value="5311.98" calcext:value-type="float">
            <text:p>5311.98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22446.7" calcext:value-type="float">
            <text:p>22446.7</text:p>
          </table:table-cell>
          <table:table-cell office:value-type="float" office:value="14316.9" calcext:value-type="float">
            <text:p>14316.9</text:p>
          </table:table-cell>
          <table:table-cell office:value-type="float" office:value="37230.5" calcext:value-type="float">
            <text:p>37230.5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734.752" calcext:value-type="float">
            <text:p>734.752</text:p>
          </table:table-cell>
          <table:table-cell office:value-type="float" office:value="505.949" calcext:value-type="float">
            <text:p>505.949</text:p>
          </table:table-cell>
          <table:table-cell office:value-type="float" office:value="996.077" calcext:value-type="float">
            <text:p>996.077</text:p>
          </table:table-cell>
          <table:table-cell table:style-name="ce2" office:value-type="date" office:date-value="2021-04-28" calcext:value-type="date">
            <text:p>2021-04-28</text:p>
          </table:table-cell>
          <table:table-cell office:value-type="float" office:value="-1006.63" calcext:value-type="float">
            <text:p>-1006.63</text:p>
          </table:table-cell>
          <table:table-cell office:value-type="float" office:value="-1541.49" calcext:value-type="float">
            <text:p>-1541.49</text:p>
          </table:table-cell>
          <table:table-cell office:value-type="float" office:value="-339.774" calcext:value-type="float">
            <text:p>-339.774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69960" calcext:value-type="float">
            <text:p>1.57E+06</text:p>
          </table:table-cell>
          <table:table-cell table:style-name="ce3" office:value-type="float" office:value="1541090" calcext:value-type="float">
            <text:p>1.54E+06</text:p>
          </table:table-cell>
          <table:table-cell table:style-name="ce3" office:value-type="float" office:value="1609250" calcext:value-type="float">
            <text:p>1.61E+06</text:p>
          </table:table-cell>
          <table:table-cell office:value-type="date" office:date-value="2021-04-29" calcext:value-type="date">
            <text:p>2021-04-29</text:p>
          </table:table-cell>
          <table:table-cell office:value-type="float" office:value="31008.4" calcext:value-type="float">
            <text:p>31008.4</text:p>
          </table:table-cell>
          <table:table-cell office:value-type="float" office:value="30199" calcext:value-type="float">
            <text:p>30199</text:p>
          </table:table-cell>
          <table:table-cell office:value-type="float" office:value="31857" calcext:value-type="float">
            <text:p>31857</text:p>
          </table:table-cell>
          <table:table-cell office:value-type="date" office:date-value="2021-04-29" calcext:value-type="date">
            <text:p>2021-04-29</text:p>
          </table:table-cell>
          <table:table-cell office:value-type="float" office:value="4101.23" calcext:value-type="float">
            <text:p>4101.23</text:p>
          </table:table-cell>
          <table:table-cell office:value-type="float" office:value="3279.23" calcext:value-type="float">
            <text:p>3279.23</text:p>
          </table:table-cell>
          <table:table-cell office:value-type="float" office:value="5203.94" calcext:value-type="float">
            <text:p>5203.94</text:p>
          </table:table-cell>
          <table:table-cell office:value-type="date" office:date-value="2021-04-29" calcext:value-type="date">
            <text:p>2021-04-29</text:p>
          </table:table-cell>
          <table:table-cell office:value-type="float" office:value="21898.1" calcext:value-type="float">
            <text:p>21898.1</text:p>
          </table:table-cell>
          <table:table-cell office:value-type="float" office:value="13762.6" calcext:value-type="float">
            <text:p>13762.6</text:p>
          </table:table-cell>
          <table:table-cell office:value-type="float" office:value="37234.3" calcext:value-type="float">
            <text:p>37234.3</text:p>
          </table:table-cell>
          <table:table-cell office:value-type="date" office:date-value="2021-04-29" calcext:value-type="date">
            <text:p>2021-04-29</text:p>
          </table:table-cell>
          <table:table-cell office:value-type="float" office:value="712.438" calcext:value-type="float">
            <text:p>712.438</text:p>
          </table:table-cell>
          <table:table-cell office:value-type="float" office:value="489.423" calcext:value-type="float">
            <text:p>489.423</text:p>
          </table:table-cell>
          <table:table-cell office:value-type="float" office:value="971.642" calcext:value-type="float">
            <text:p>971.642</text:p>
          </table:table-cell>
          <table:table-cell table:style-name="ce2" office:value-type="date" office:date-value="2021-04-29" calcext:value-type="date">
            <text:p>2021-04-29</text:p>
          </table:table-cell>
          <table:table-cell office:value-type="float" office:value="-971.803" calcext:value-type="float">
            <text:p>-971.803</text:p>
          </table:table-cell>
          <table:table-cell office:value-type="float" office:value="-1493.55" calcext:value-type="float">
            <text:p>-1493.55</text:p>
          </table:table-cell>
          <table:table-cell office:value-type="float" office:value="-311.737" calcext:value-type="float">
            <text:p>-311.737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572790" calcext:value-type="float">
            <text:p>1.57E+06</text:p>
          </table:table-cell>
          <table:table-cell table:style-name="ce3" office:value-type="float" office:value="1543010" calcext:value-type="float">
            <text:p>1.54E+06</text:p>
          </table:table-cell>
          <table:table-cell table:style-name="ce3" office:value-type="float" office:value="1614090" calcext:value-type="float">
            <text:p>1.61E+06</text:p>
          </table:table-cell>
          <table:table-cell office:value-type="date" office:date-value="2021-04-30" calcext:value-type="date">
            <text:p>2021-04-30</text:p>
          </table:table-cell>
          <table:table-cell office:value-type="float" office:value="31098.3" calcext:value-type="float">
            <text:p>31098.3</text:p>
          </table:table-cell>
          <table:table-cell office:value-type="float" office:value="30283.1" calcext:value-type="float">
            <text:p>30283.1</text:p>
          </table:table-cell>
          <table:table-cell office:value-type="float" office:value="31957.2" calcext:value-type="float">
            <text:p>31957.2</text:p>
          </table:table-cell>
          <table:table-cell office:value-type="date" office:date-value="2021-04-30" calcext:value-type="date">
            <text:p>2021-04-30</text:p>
          </table:table-cell>
          <table:table-cell office:value-type="float" office:value="3980.32" calcext:value-type="float">
            <text:p>3980.32</text:p>
          </table:table-cell>
          <table:table-cell office:value-type="float" office:value="3165.73" calcext:value-type="float">
            <text:p>3165.73</text:p>
          </table:table-cell>
          <table:table-cell office:value-type="float" office:value="5101.42" calcext:value-type="float">
            <text:p>5101.42</text:p>
          </table:table-cell>
          <table:table-cell office:value-type="date" office:date-value="2021-04-30" calcext:value-type="date">
            <text:p>2021-04-30</text:p>
          </table:table-cell>
          <table:table-cell office:value-type="float" office:value="21364.5" calcext:value-type="float">
            <text:p>21364.5</text:p>
          </table:table-cell>
          <table:table-cell office:value-type="float" office:value="13228.9" calcext:value-type="float">
            <text:p>13228.9</text:p>
          </table:table-cell>
          <table:table-cell office:value-type="float" office:value="37242" calcext:value-type="float">
            <text:p>37242</text:p>
          </table:table-cell>
          <table:table-cell office:value-type="date" office:date-value="2021-04-30" calcext:value-type="date">
            <text:p>2021-04-30</text:p>
          </table:table-cell>
          <table:table-cell office:value-type="float" office:value="690.89" calcext:value-type="float">
            <text:p>690.89</text:p>
          </table:table-cell>
          <table:table-cell office:value-type="float" office:value="473.389" calcext:value-type="float">
            <text:p>473.389</text:p>
          </table:table-cell>
          <table:table-cell office:value-type="float" office:value="948.493" calcext:value-type="float">
            <text:p>948.493</text:p>
          </table:table-cell>
          <table:table-cell table:style-name="ce2" office:value-type="date" office:date-value="2021-04-30" calcext:value-type="date">
            <text:p>2021-04-30</text:p>
          </table:table-cell>
          <table:table-cell office:value-type="float" office:value="-938.742" calcext:value-type="float">
            <text:p>-938.742</text:p>
          </table:table-cell>
          <table:table-cell office:value-type="float" office:value="-1447.8" calcext:value-type="float">
            <text:p>-1447.8</text:p>
          </table:table-cell>
          <table:table-cell office:value-type="float" office:value="-285.563" calcext:value-type="float">
            <text:p>-285.563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575560" calcext:value-type="float">
            <text:p>1.58E+06</text:p>
          </table:table-cell>
          <table:table-cell table:style-name="ce3" office:value-type="float" office:value="1544840" calcext:value-type="float">
            <text:p>1.54E+06</text:p>
          </table:table-cell>
          <table:table-cell table:style-name="ce3" office:value-type="float" office:value="1618940" calcext:value-type="float">
            <text:p>1.62E+06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31185.5" calcext:value-type="float">
            <text:p>31185.5</text:p>
          </table:table-cell>
          <table:table-cell office:value-type="float" office:value="30364.4" calcext:value-type="float">
            <text:p>30364.4</text:p>
          </table:table-cell>
          <table:table-cell office:value-type="float" office:value="32055.2" calcext:value-type="float">
            <text:p>32055.2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3863.23" calcext:value-type="float">
            <text:p>3863.23</text:p>
          </table:table-cell>
          <table:table-cell office:value-type="float" office:value="3055.74" calcext:value-type="float">
            <text:p>3055.74</text:p>
          </table:table-cell>
          <table:table-cell office:value-type="float" office:value="5004.04" calcext:value-type="float">
            <text:p>5004.04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20845.3" calcext:value-type="float">
            <text:p>20845.3</text:p>
          </table:table-cell>
          <table:table-cell office:value-type="float" office:value="12714.3" calcext:value-type="float">
            <text:p>12714.3</text:p>
          </table:table-cell>
          <table:table-cell office:value-type="float" office:value="37245.2" calcext:value-type="float">
            <text:p>37245.2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670.069" calcext:value-type="float">
            <text:p>670.069</text:p>
          </table:table-cell>
          <table:table-cell office:value-type="float" office:value="457.819" calcext:value-type="float">
            <text:p>457.819</text:p>
          </table:table-cell>
          <table:table-cell office:value-type="float" office:value="926.57" calcext:value-type="float">
            <text:p>926.57</text:p>
          </table:table-cell>
          <table:table-cell table:style-name="ce2" office:value-type="date" office:date-value="2021-05-01" calcext:value-type="date">
            <text:p>2021-05-01</text:p>
          </table:table-cell>
          <table:table-cell office:value-type="float" office:value="-907.352" calcext:value-type="float">
            <text:p>-907.352</text:p>
          </table:table-cell>
          <table:table-cell office:value-type="float" office:value="-1404.12" calcext:value-type="float">
            <text:p>-1404.12</text:p>
          </table:table-cell>
          <table:table-cell office:value-type="float" office:value="-261.28" calcext:value-type="float">
            <text:p>-261.28</text:p>
          </table:table-cell>
        </table:table-row>
        <table:table-row table:style-name="ro1" table:number-rows-repeated="29">
          <table:table-cell table:number-columns-repeated="24"/>
        </table:table-row>
        <table:table-row table:style-name="ro1" table:number-rows-repeated="8">
          <table:table-cell table:style-name="Default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style-name="ce8"/>
          <table:table-cell table:number-columns-repeated="2"/>
          <table:table-cell table:style-name="ce8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</table:table>
      <table:table table:name="JHU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office:value-type="float" office:value="1212" calcext:value-type="float">
            <text:p>1212</text:p>
          </table:table-cell>
        </table:table-row>
        <table:table-row table:style-name="ro1">
          <table:table-cell table:number-columns-repeated="2"/>
          <table:table-cell office:value-type="float" office:value="1258" calcext:value-type="float">
            <text:p>1258</text:p>
          </table:table-cell>
        </table:table-row>
        <table:table-row table:style-name="ro1">
          <table:table-cell table:number-columns-repeated="2"/>
          <table:table-cell office:value-type="float" office:value="1315" calcext:value-type="float">
            <text:p>1315</text:p>
          </table:table-cell>
        </table:table-row>
        <table:table-row table:style-name="ro1">
          <table:table-cell/>
          <table:table-cell office:value-type="float" office:value="1293" calcext:value-type="float">
            <text:p>1293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/>
          <table:table-cell office:value-type="float" office:value="1326" calcext:value-type="float">
            <text:p>1326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/>
          <table:table-cell office:value-type="float" office:value="1364" calcext:value-type="float">
            <text:p>1364</text:p>
          </table:table-cell>
          <table:table-cell office:value-type="float" office:value="1350" calcext:value-type="float">
            <text:p>1350</text:p>
          </table:table-cell>
        </table:table-row>
        <table:table-row table:style-name="ro1">
          <table:table-cell/>
          <table:table-cell office:value-type="float" office:value="1378" calcext:value-type="float">
            <text:p>1378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/>
          <table:table-cell office:value-type="float" office:value="1413" calcext:value-type="float">
            <text:p>1413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/>
          <table:table-cell office:value-type="float" office:value="1446" calcext:value-type="float">
            <text:p>1446</text:p>
          </table:table-cell>
          <table:table-cell office:value-type="float" office:value="1433" calcext:value-type="float">
            <text:p>1433</text:p>
          </table:table-cell>
        </table:table-row>
        <table:table-row table:style-name="ro1">
          <table:table-cell/>
          <table:table-cell office:value-type="float" office:value="1444" calcext:value-type="float">
            <text:p>1444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/>
          <table:table-cell office:value-type="float" office:value="1496" calcext:value-type="float">
            <text:p>1496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/>
          <table:table-cell office:value-type="float" office:value="1540" calcext:value-type="float">
            <text:p>1540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/>
          <table:table-cell office:value-type="float" office:value="1525" calcext:value-type="float">
            <text:p>1525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/>
          <table:table-cell office:value-type="float" office:value="1509" calcext:value-type="float">
            <text:p>1509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/>
          <table:table-cell office:value-type="float" office:value="1497" calcext:value-type="float">
            <text:p>1497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/>
          <table:table-cell office:value-type="float" office:value="1510" calcext:value-type="float">
            <text:p>1510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/>
          <table:table-cell office:value-type="float" office:value="1517" calcext:value-type="float">
            <text:p>1517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/>
          <table:table-cell office:value-type="float" office:value="1493" calcext:value-type="float">
            <text:p>1493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/>
          <table:table-cell office:value-type="float" office:value="1466" calcext:value-type="float">
            <text:p>1466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/>
          <table:table-cell office:value-type="float" office:value="1447" calcext:value-type="float">
            <text:p>1447</text:p>
          </table:table-cell>
          <table:table-cell office:value-type="float" office:value="1397" calcext:value-type="float">
            <text:p>1397</text:p>
          </table:table-cell>
        </table:table-row>
        <table:table-row table:style-name="ro1">
          <table:table-cell/>
          <table:table-cell office:value-type="float" office:value="1441" calcext:value-type="float">
            <text:p>1441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/>
          <table:table-cell office:value-type="float" office:value="1431" calcext:value-type="float">
            <text:p>1431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/>
          <table:table-cell office:value-type="float" office:value="1398" calcext:value-type="float">
            <text:p>1398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/>
          <table:table-cell office:value-type="float" office:value="1356" calcext:value-type="float">
            <text:p>1356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/>
          <table:table-cell office:value-type="float" office:value="1333" calcext:value-type="float">
            <text:p>1333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/>
          <table:table-cell office:value-type="float" office:value="1308" calcext:value-type="float">
            <text:p>1308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/>
          <table:table-cell office:value-type="float" office:value="1207" calcext:value-type="float">
            <text:p>1207</text:p>
          </table:table-cell>
          <table:table-cell office:value-type="float" office:value="1005" calcext:value-type="float">
            <text:p>10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7" loext:min-decimal-places="7" number:min-integer-digits="1"/>
    </number:number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day number:style="long"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">
      <number:number number:decimal-places="3" loext:min-decimal-places="3" number:min-integer-digits="0"/>
    </number:number-style>
    <number:number-style style:name="N143">
      <number:number number:decimal-places="1" loext:min-decimal-places="1" number:min-integer-digits="1"/>
    </number:number-style>
    <number:number-style style:name="N144">
      <number:number number:decimal-places="3" loext:min-decimal-places="3" number:min-integer-digits="1"/>
    </number:number-style>
    <number:number-style style:name="N145">
      <number:number number:decimal-places="4" loext:min-decimal-places="4" number:min-integer-digits="1"/>
    </number:number-style>
    <number:number-style style:name="N146">
      <number:number number:decimal-places="5" loext:min-decimal-places="5" number:min-integer-digits="1"/>
    </number:number-style>
    <number:number-style style:name="N147">
      <number:number number:decimal-places="8" loext:min-decimal-places="8" number:min-integer-digits="1"/>
    </number:number-style>
    <number:number-style style:name="N148">
      <number:number number:decimal-places="9" loext:min-decimal-places="9" number:min-integer-digits="1"/>
    </number:number-style>
    <number:number-style style:name="N149">
      <number:number number:decimal-places="10" loext:min-decimal-places="10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number number:decimal-places="6" loext:min-decimal-places="6" number:min-integer-digits="1"/>
    </number:number-style>
    <number:currency-style style:name="N153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53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53P0"/>
    </number:currency-style>
    <number:currency-style style:name="N155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55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55P0"/>
    </number:currency-style>
    <number:currency-style style:name="N156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5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56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57P0"/>
    </number:currency-style>
    <number:currency-style style:name="N159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5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59P0"/>
    </number:currency-style>
    <number:number-style style:name="N160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61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6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63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64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65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66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67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68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69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70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71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72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73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74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75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76">
      <number:scientific-number number:decimal-places="5" loext:min-decimal-places="5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17:57:26.4330270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9T19:07:52.191828248</dc:date>
    <meta:editing-duration>P7DT16H48M10S</meta:editing-duration>
    <meta:editing-cycles>96</meta:editing-cycles>
    <meta:generator>LibreOffice/6.4.6.2$Linux_X86_64 LibreOffice_project/40$Build-2</meta:generator>
    <meta:document-statistic meta:table-count="2" meta:cell-count="884" meta:object-count="5"/>
  </office:meta>
</office:document-meta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3.703cm" style:legend-expansion="high" chart:style-name="ch2"/>
        <chart:plot-area chart:style-name="ch3" table:cell-range-address="Sheet7.M1:Sheet7.P64" chart:data-source-has-labels="both" svg:x="0.32cm" svg:y="0.18cm" svg:width="13.169cm" svg:height="8.64cm">
          <chartooo:coordinate-region svg:x="1.497cm" svg:y="0.379cm" svg:width="11.992cm" svg:height="7.794cm"/>
          <chart:axis chart:dimension="x" chart:name="primary-x" chart:style-name="ch4" chartooo:axis-type="auto">
            <chartooo:date-scale/>
            <chart:categories table:cell-range-address="Sheet7.M2:Sheet7.M6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7.N2:Sheet7.N64" chart:label-cell-address="Sheet7.N1:Sheet7.N1" chart:class="chart:line">
            <chart:data-point chart:repeated="63"/>
          </chart:series>
          <chart:series chart:style-name="ch7" chart:values-cell-range-address="Sheet7.O2:Sheet7.O64" chart:label-cell-address="Sheet7.O1:Sheet7.O1" chart:class="chart:line">
            <chart:data-point chart:repeated="63"/>
          </chart:series>
          <chart:series chart:style-name="ch8" chart:values-cell-range-address="Sheet7.P2:Sheet7.P64" chart:label-cell-address="Sheet7.P1:Sheet7.P1" chart:class="chart:line">
            <chart:data-point chart:repeated="6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</text:p>
                <draw:g>
                  <svg:desc>Sheet7.N1:Sheet7.N1</svg:desc>
                </draw:g>
              </table:table-cell>
              <table:table-cell office:value-type="string">
                <text:p>Lo 95</text:p>
                <draw:g>
                  <svg:desc>Sheet7.O1:Sheet7.O1</svg:desc>
                </draw:g>
              </table:table-cell>
              <table:table-cell office:value-type="string">
                <text:p>Hi 95</text:p>
                <draw:g>
                  <svg:desc>Sheet7.P1:Sheet7.P1</svg:desc>
                </draw:g>
              </table:table-cell>
            </table:table-row>
          </table:table-header-rows>
          <table:table-rows>
            <table:table-row>
              <table:table-cell office:value-type="float" office:value="44284">
                <text:p>44284</text:p>
                <draw:g>
                  <svg:desc>Sheet7.M2:Sheet7.M64</svg:desc>
                </draw:g>
              </table:table-cell>
              <table:table-cell office:value-type="float" office:value="52100.4">
                <text:p>52100.4</text:p>
                <draw:g>
                  <svg:desc>Sheet7.N2:Sheet7.N64</svg:desc>
                </draw:g>
              </table:table-cell>
              <table:table-cell office:value-type="float" office:value="40894.1">
                <text:p>40894.1</text:p>
                <draw:g>
                  <svg:desc>Sheet7.O2:Sheet7.O64</svg:desc>
                </draw:g>
              </table:table-cell>
              <table:table-cell office:value-type="float" office:value="63306.7">
                <text:p>63306.7</text:p>
                <draw:g>
                  <svg:desc>Sheet7.P2:Sheet7.P64</svg:desc>
                </draw:g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49737.4">
                <text:p>49737.4</text:p>
              </table:table-cell>
              <table:table-cell office:value-type="float" office:value="38943.7">
                <text:p>38943.7</text:p>
              </table:table-cell>
              <table:table-cell office:value-type="float" office:value="60531.5">
                <text:p>60531.5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48241.3">
                <text:p>48241.3</text:p>
              </table:table-cell>
              <table:table-cell office:value-type="float" office:value="37802.9">
                <text:p>37802.9</text:p>
              </table:table-cell>
              <table:table-cell office:value-type="float" office:value="58681.6">
                <text:p>58681.6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46728.1">
                <text:p>46728.1</text:p>
              </table:table-cell>
              <table:table-cell office:value-type="float" office:value="36635.2">
                <text:p>36635.2</text:p>
              </table:table-cell>
              <table:table-cell office:value-type="float" office:value="56826.9">
                <text:p>56826.9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44957.9">
                <text:p>44957.9</text:p>
              </table:table-cell>
              <table:table-cell office:value-type="float" office:value="35218.3">
                <text:p>35218.3</text:p>
              </table:table-cell>
              <table:table-cell office:value-type="float" office:value="54711.3">
                <text:p>54711.3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43232.7">
                <text:p>43232.7</text:p>
              </table:table-cell>
              <table:table-cell office:value-type="float" office:value="33835.9">
                <text:p>33835.9</text:p>
              </table:table-cell>
              <table:table-cell office:value-type="float" office:value="52657">
                <text:p>52657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41458.5">
                <text:p>41458.5</text:p>
              </table:table-cell>
              <table:table-cell office:value-type="float" office:value="33398.3">
                <text:p>33398.3</text:p>
              </table:table-cell>
              <table:table-cell office:value-type="float" office:value="49569.3">
                <text:p>49569.3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40413.5">
                <text:p>40413.5</text:p>
              </table:table-cell>
              <table:table-cell office:value-type="float" office:value="32471.9">
                <text:p>32471.9</text:p>
              </table:table-cell>
              <table:table-cell office:value-type="float" office:value="48441.6">
                <text:p>48441.6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39389.4">
                <text:p>39389.4</text:p>
              </table:table-cell>
              <table:table-cell office:value-type="float" office:value="31565.2">
                <text:p>31565.2</text:p>
              </table:table-cell>
              <table:table-cell office:value-type="float" office:value="47353">
                <text:p>47353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38390.1">
                <text:p>38390.1</text:p>
              </table:table-cell>
              <table:table-cell office:value-type="float" office:value="30677.8">
                <text:p>30677.8</text:p>
              </table:table-cell>
              <table:table-cell office:value-type="float" office:value="46316.3">
                <text:p>46316.3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37416.2">
                <text:p>37416.2</text:p>
              </table:table-cell>
              <table:table-cell office:value-type="float" office:value="29804.4">
                <text:p>29804.4</text:p>
              </table:table-cell>
              <table:table-cell office:value-type="float" office:value="45341.3">
                <text:p>45341.3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36467">
                <text:p>36467</text:p>
              </table:table-cell>
              <table:table-cell office:value-type="float" office:value="28938.5">
                <text:p>28938.5</text:p>
              </table:table-cell>
              <table:table-cell office:value-type="float" office:value="44434.7">
                <text:p>44434.7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35541.5">
                <text:p>35541.5</text:p>
              </table:table-cell>
              <table:table-cell office:value-type="float" office:value="28074.3">
                <text:p>28074.3</text:p>
              </table:table-cell>
              <table:table-cell office:value-type="float" office:value="43598.1">
                <text:p>43598.1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34638.6">
                <text:p>34638.6</text:p>
              </table:table-cell>
              <table:table-cell office:value-type="float" office:value="27208">
                <text:p>27208</text:p>
              </table:table-cell>
              <table:table-cell office:value-type="float" office:value="42828.3">
                <text:p>42828.3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33757.7">
                <text:p>33757.7</text:p>
              </table:table-cell>
              <table:table-cell office:value-type="float" office:value="26339">
                <text:p>26339</text:p>
              </table:table-cell>
              <table:table-cell office:value-type="float" office:value="42118.2">
                <text:p>42118.2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32898.2">
                <text:p>32898.2</text:p>
              </table:table-cell>
              <table:table-cell office:value-type="float" office:value="25469.5">
                <text:p>25469.5</text:p>
              </table:table-cell>
              <table:table-cell office:value-type="float" office:value="41460.5">
                <text:p>41460.5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32059.8">
                <text:p>32059.8</text:p>
              </table:table-cell>
              <table:table-cell office:value-type="float" office:value="24602.9">
                <text:p>24602.9</text:p>
              </table:table-cell>
              <table:table-cell office:value-type="float" office:value="40851">
                <text:p>40851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31242.3">
                <text:p>31242.3</text:p>
              </table:table-cell>
              <table:table-cell office:value-type="float" office:value="23742.9">
                <text:p>23742.9</text:p>
              </table:table-cell>
              <table:table-cell office:value-type="float" office:value="40289.6">
                <text:p>40289.6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30445.7">
                <text:p>30445.7</text:p>
              </table:table-cell>
              <table:table-cell office:value-type="float" office:value="22892.9">
                <text:p>22892.9</text:p>
              </table:table-cell>
              <table:table-cell office:value-type="float" office:value="39779.2">
                <text:p>39779.2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29669.7">
                <text:p>29669.7</text:p>
              </table:table-cell>
              <table:table-cell office:value-type="float" office:value="22055.6">
                <text:p>22055.6</text:p>
              </table:table-cell>
              <table:table-cell office:value-type="float" office:value="39323">
                <text:p>39323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28914.5">
                <text:p>28914.5</text:p>
              </table:table-cell>
              <table:table-cell office:value-type="float" office:value="21233.7">
                <text:p>21233.7</text:p>
              </table:table-cell>
              <table:table-cell office:value-type="float" office:value="38922">
                <text:p>38922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28179.7">
                <text:p>28179.7</text:p>
              </table:table-cell>
              <table:table-cell office:value-type="float" office:value="20429.9">
                <text:p>20429.9</text:p>
              </table:table-cell>
              <table:table-cell office:value-type="float" office:value="38573.5">
                <text:p>38573.5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27465.4">
                <text:p>27465.4</text:p>
              </table:table-cell>
              <table:table-cell office:value-type="float" office:value="19647">
                <text:p>19647</text:p>
              </table:table-cell>
              <table:table-cell office:value-type="float" office:value="38272">
                <text:p>38272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26771.2">
                <text:p>26771.2</text:p>
              </table:table-cell>
              <table:table-cell office:value-type="float" office:value="18887.6">
                <text:p>18887.6</text:p>
              </table:table-cell>
              <table:table-cell office:value-type="float" office:value="38011.6">
                <text:p>38011.6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26097">
                <text:p>26097</text:p>
              </table:table-cell>
              <table:table-cell office:value-type="float" office:value="18153.9">
                <text:p>18153.9</text:p>
              </table:table-cell>
              <table:table-cell office:value-type="float" office:value="37788.3">
                <text:p>37788.3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25442.5">
                <text:p>25442.5</text:p>
              </table:table-cell>
              <table:table-cell office:value-type="float" office:value="17447.4">
                <text:p>17447.4</text:p>
              </table:table-cell>
              <table:table-cell office:value-type="float" office:value="37601.8">
                <text:p>37601.8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24807.3">
                <text:p>24807.3</text:p>
              </table:table-cell>
              <table:table-cell office:value-type="float" office:value="16768.8">
                <text:p>16768.8</text:p>
              </table:table-cell>
              <table:table-cell office:value-type="float" office:value="37453.7">
                <text:p>37453.7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24190.7">
                <text:p>24190.7</text:p>
              </table:table-cell>
              <table:table-cell office:value-type="float" office:value="16117.6">
                <text:p>16117.6</text:p>
              </table:table-cell>
              <table:table-cell office:value-type="float" office:value="37345.6">
                <text:p>37345.6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23592.3">
                <text:p>23592.3</text:p>
              </table:table-cell>
              <table:table-cell office:value-type="float" office:value="15492.9">
                <text:p>15492.9</text:p>
              </table:table-cell>
              <table:table-cell office:value-type="float" office:value="37276.3">
                <text:p>37276.3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23011.2">
                <text:p>23011.2</text:p>
              </table:table-cell>
              <table:table-cell office:value-type="float" office:value="14893.2">
                <text:p>14893.2</text:p>
              </table:table-cell>
              <table:table-cell office:value-type="float" office:value="37240.9">
                <text:p>37240.9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22446.7">
                <text:p>22446.7</text:p>
              </table:table-cell>
              <table:table-cell office:value-type="float" office:value="14316.9">
                <text:p>14316.9</text:p>
              </table:table-cell>
              <table:table-cell office:value-type="float" office:value="37230.5">
                <text:p>37230.5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21898.1">
                <text:p>21898.1</text:p>
              </table:table-cell>
              <table:table-cell office:value-type="float" office:value="13762.6">
                <text:p>13762.6</text:p>
              </table:table-cell>
              <table:table-cell office:value-type="float" office:value="37234.3">
                <text:p>37234.3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21364.5">
                <text:p>21364.5</text:p>
              </table:table-cell>
              <table:table-cell office:value-type="float" office:value="13228.9">
                <text:p>13228.9</text:p>
              </table:table-cell>
              <table:table-cell office:value-type="float" office:value="37242">
                <text:p>37242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20845.3">
                <text:p>20845.3</text:p>
              </table:table-cell>
              <table:table-cell office:value-type="float" office:value="12714.3">
                <text:p>12714.3</text:p>
              </table:table-cell>
              <table:table-cell office:value-type="float" office:value="37245.2">
                <text:p>37245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88cm" svg:y="0.316cm" chart:style-name="ch2">
          <text:p>Smrti</text:p>
        </chart:title>
        <chart:legend chart:legend-position="end" svg:x="13.809cm" svg:y="3.703cm" style:legend-expansion="high" chart:style-name="ch3"/>
        <chart:plot-area chart:style-name="ch4" table:cell-range-address="Sheet7.Q1:Sheet7.T64" chart:data-source-has-labels="both" svg:x="0.32cm" svg:y="1.275cm" svg:width="13.169cm" svg:height="7.545cm">
          <chartooo:coordinate-region svg:x="1.312cm" svg:y="1.475cm" svg:width="12.177cm" svg:height="6.698cm"/>
          <chart:axis chart:dimension="x" chart:name="primary-x" chart:style-name="ch5" chartooo:axis-type="auto">
            <chartooo:date-scale/>
            <chart:categories table:cell-range-address="Sheet7.Q2:Sheet7.Q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R2:Sheet7.R64" chart:label-cell-address="Sheet7.R1:Sheet7.R1" chart:class="chart:line">
            <chart:data-point chart:repeated="63"/>
          </chart:series>
          <chart:series chart:style-name="ch8" chart:values-cell-range-address="Sheet7.S2:Sheet7.S64" chart:label-cell-address="Sheet7.S1:Sheet7.S1" chart:class="chart:line">
            <chart:data-point chart:repeated="63"/>
          </chart:series>
          <chart:series chart:style-name="ch9" chart:values-cell-range-address="Sheet7.T2:Sheet7.T64" chart:label-cell-address="Sheet7.T1:Sheet7.T1" chart:class="chart:line">
            <chart:data-point chart:repeated="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</text:p>
                <draw:g>
                  <svg:desc>Sheet7.R1:Sheet7.R1</svg:desc>
                </draw:g>
              </table:table-cell>
              <table:table-cell office:value-type="string">
                <text:p>Lo 95</text:p>
                <draw:g>
                  <svg:desc>Sheet7.S1:Sheet7.S1</svg:desc>
                </draw:g>
              </table:table-cell>
              <table:table-cell office:value-type="string">
                <text:p>Hi 95</text:p>
                <draw:g>
                  <svg:desc>Sheet7.T1:Sheet7.T1</svg:desc>
                </draw:g>
              </table:table-cell>
            </table:table-row>
          </table:table-header-rows>
          <table:table-rows>
            <table:table-row>
              <table:table-cell office:value-type="float" office:value="44284">
                <text:p>44284</text:p>
                <draw:g>
                  <svg:desc>Sheet7.Q2:Sheet7.Q64</svg:desc>
                </draw:g>
              </table:table-cell>
              <table:table-cell office:value-type="float" office:value="1824.12">
                <text:p>1824.12</text:p>
                <draw:g>
                  <svg:desc>Sheet7.R2:Sheet7.R64</svg:desc>
                </draw:g>
              </table:table-cell>
              <table:table-cell office:value-type="float" office:value="1240.7">
                <text:p>1240.7</text:p>
                <draw:g>
                  <svg:desc>Sheet7.S2:Sheet7.S64</svg:desc>
                </draw:g>
              </table:table-cell>
              <table:table-cell office:value-type="float" office:value="2407.53">
                <text:p>2407.53</text:p>
                <draw:g>
                  <svg:desc>Sheet7.T2:Sheet7.T64</svg:desc>
                </draw:g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1812.98">
                <text:p>1812.98</text:p>
              </table:table-cell>
              <table:table-cell office:value-type="float" office:value="1234.46">
                <text:p>1234.46</text:p>
              </table:table-cell>
              <table:table-cell office:value-type="float" office:value="2391.5">
                <text:p>2391.5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1794.28">
                <text:p>1794.28</text:p>
              </table:table-cell>
              <table:table-cell office:value-type="float" office:value="1222.44">
                <text:p>1222.44</text:p>
              </table:table-cell>
              <table:table-cell office:value-type="float" office:value="2366.12">
                <text:p>2366.12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1768.07">
                <text:p>1768.07</text:p>
              </table:table-cell>
              <table:table-cell office:value-type="float" office:value="1205.5">
                <text:p>1205.5</text:p>
              </table:table-cell>
              <table:table-cell office:value-type="float" office:value="2330.64">
                <text:p>2330.64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1750.82">
                <text:p>1750.82</text:p>
              </table:table-cell>
              <table:table-cell office:value-type="float" office:value="1194.34">
                <text:p>1194.34</text:p>
              </table:table-cell>
              <table:table-cell office:value-type="float" office:value="2307.32">
                <text:p>2307.32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1723.28">
                <text:p>1723.28</text:p>
              </table:table-cell>
              <table:table-cell office:value-type="float" office:value="1176.3">
                <text:p>1176.3</text:p>
              </table:table-cell>
              <table:table-cell office:value-type="float" office:value="2270.28">
                <text:p>2270.2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705.72">
                <text:p>1705.72</text:p>
              </table:table-cell>
              <table:table-cell office:value-type="float" office:value="1215.94">
                <text:p>1215.94</text:p>
              </table:table-cell>
              <table:table-cell office:value-type="float" office:value="2195.55">
                <text:p>2195.55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1633.69">
                <text:p>1633.69</text:p>
              </table:table-cell>
              <table:table-cell office:value-type="float" office:value="1162.11">
                <text:p>1162.11</text:p>
              </table:table-cell>
              <table:table-cell office:value-type="float" office:value="2105.39">
                <text:p>2105.39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1566.62">
                <text:p>1566.62</text:p>
              </table:table-cell>
              <table:table-cell office:value-type="float" office:value="1112.21">
                <text:p>1112.21</text:p>
              </table:table-cell>
              <table:table-cell office:value-type="float" office:value="2021.25">
                <text:p>2021.25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1504.01">
                <text:p>1504.01</text:p>
              </table:table-cell>
              <table:table-cell office:value-type="float" office:value="1065.81">
                <text:p>1065.81</text:p>
              </table:table-cell>
              <table:table-cell office:value-type="float" office:value="1942.56">
                <text:p>1942.56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1445.39">
                <text:p>1445.39</text:p>
              </table:table-cell>
              <table:table-cell office:value-type="float" office:value="1022.54">
                <text:p>1022.54</text:p>
              </table:table-cell>
              <table:table-cell office:value-type="float" office:value="1868.79">
                <text:p>1868.79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390.37">
                <text:p>1390.37</text:p>
              </table:table-cell>
              <table:table-cell office:value-type="float" office:value="982.08">
                <text:p>982.08</text:p>
              </table:table-cell>
              <table:table-cell office:value-type="float" office:value="1799.48">
                <text:p>1799.48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1338.61">
                <text:p>1338.61</text:p>
              </table:table-cell>
              <table:table-cell office:value-type="float" office:value="944.142">
                <text:p>944.142</text:p>
              </table:table-cell>
              <table:table-cell office:value-type="float" office:value="1734.24">
                <text:p>1734.24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1289.79">
                <text:p>1289.79</text:p>
              </table:table-cell>
              <table:table-cell office:value-type="float" office:value="908.474">
                <text:p>908.474</text:p>
              </table:table-cell>
              <table:table-cell office:value-type="float" office:value="1672.69">
                <text:p>1672.69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1243.63">
                <text:p>1243.63</text:p>
              </table:table-cell>
              <table:table-cell office:value-type="float" office:value="874.854">
                <text:p>874.854</text:p>
              </table:table-cell>
              <table:table-cell office:value-type="float" office:value="1614.54">
                <text:p>1614.54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1199.89">
                <text:p>1199.89</text:p>
              </table:table-cell>
              <table:table-cell office:value-type="float" office:value="843.085">
                <text:p>843.085</text:p>
              </table:table-cell>
              <table:table-cell office:value-type="float" office:value="1559.49">
                <text:p>1559.49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158.36">
                <text:p>1158.36</text:p>
              </table:table-cell>
              <table:table-cell office:value-type="float" office:value="812.991">
                <text:p>812.991</text:p>
              </table:table-cell>
              <table:table-cell office:value-type="float" office:value="1507.32">
                <text:p>1507.32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1118.86">
                <text:p>1118.86</text:p>
              </table:table-cell>
              <table:table-cell office:value-type="float" office:value="784.42">
                <text:p>784.42</text:p>
              </table:table-cell>
              <table:table-cell office:value-type="float" office:value="1457.8">
                <text:p>1457.8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1081.22">
                <text:p>1081.22</text:p>
              </table:table-cell>
              <table:table-cell office:value-type="float" office:value="757.235">
                <text:p>757.235</text:p>
              </table:table-cell>
              <table:table-cell office:value-type="float" office:value="1410.76">
                <text:p>1410.76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1045.28">
                <text:p>1045.28</text:p>
              </table:table-cell>
              <table:table-cell office:value-type="float" office:value="731.315">
                <text:p>731.315</text:p>
              </table:table-cell>
              <table:table-cell office:value-type="float" office:value="1366.04">
                <text:p>1366.04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1010.94">
                <text:p>1010.94</text:p>
              </table:table-cell>
              <table:table-cell office:value-type="float" office:value="706.552">
                <text:p>706.552</text:p>
              </table:table-cell>
              <table:table-cell office:value-type="float" office:value="1323.48">
                <text:p>1323.48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978.058">
                <text:p>978.058</text:p>
              </table:table-cell>
              <table:table-cell office:value-type="float" office:value="682.852">
                <text:p>682.852</text:p>
              </table:table-cell>
              <table:table-cell office:value-type="float" office:value="1282.98">
                <text:p>1282.98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946.55">
                <text:p>946.55</text:p>
              </table:table-cell>
              <table:table-cell office:value-type="float" office:value="660.128">
                <text:p>660.128</text:p>
              </table:table-cell>
              <table:table-cell office:value-type="float" office:value="1244.41">
                <text:p>1244.41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916.322">
                <text:p>916.322</text:p>
              </table:table-cell>
              <table:table-cell office:value-type="float" office:value="638.305">
                <text:p>638.305</text:p>
              </table:table-cell>
              <table:table-cell office:value-type="float" office:value="1207.68">
                <text:p>1207.68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887.294">
                <text:p>887.294</text:p>
              </table:table-cell>
              <table:table-cell office:value-type="float" office:value="617.317">
                <text:p>617.317</text:p>
              </table:table-cell>
              <table:table-cell office:value-type="float" office:value="1172.71">
                <text:p>1172.71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859.395">
                <text:p>859.395</text:p>
              </table:table-cell>
              <table:table-cell office:value-type="float" office:value="597.102">
                <text:p>597.102</text:p>
              </table:table-cell>
              <table:table-cell office:value-type="float" office:value="1139.43">
                <text:p>1139.43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832.559">
                <text:p>832.559</text:p>
              </table:table-cell>
              <table:table-cell office:value-type="float" office:value="577.609">
                <text:p>577.609</text:p>
              </table:table-cell>
              <table:table-cell office:value-type="float" office:value="1107.76">
                <text:p>1107.76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806.73">
                <text:p>806.73</text:p>
              </table:table-cell>
              <table:table-cell office:value-type="float" office:value="558.788">
                <text:p>558.788</text:p>
              </table:table-cell>
              <table:table-cell office:value-type="float" office:value="1077.64">
                <text:p>1077.64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781.852">
                <text:p>781.852</text:p>
              </table:table-cell>
              <table:table-cell office:value-type="float" office:value="540.597">
                <text:p>540.597</text:p>
              </table:table-cell>
              <table:table-cell office:value-type="float" office:value="1049.02">
                <text:p>1049.02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757.875">
                <text:p>757.875</text:p>
              </table:table-cell>
              <table:table-cell office:value-type="float" office:value="522.996">
                <text:p>522.996</text:p>
              </table:table-cell>
              <table:table-cell office:value-type="float" office:value="1021.85">
                <text:p>1021.85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734.752">
                <text:p>734.752</text:p>
              </table:table-cell>
              <table:table-cell office:value-type="float" office:value="505.949">
                <text:p>505.949</text:p>
              </table:table-cell>
              <table:table-cell office:value-type="float" office:value="996.077">
                <text:p>996.077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712.438">
                <text:p>712.438</text:p>
              </table:table-cell>
              <table:table-cell office:value-type="float" office:value="489.423">
                <text:p>489.423</text:p>
              </table:table-cell>
              <table:table-cell office:value-type="float" office:value="971.642">
                <text:p>971.642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690.89">
                <text:p>690.89</text:p>
              </table:table-cell>
              <table:table-cell office:value-type="float" office:value="473.389">
                <text:p>473.389</text:p>
              </table:table-cell>
              <table:table-cell office:value-type="float" office:value="948.493">
                <text:p>948.493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670.069">
                <text:p>670.069</text:p>
              </table:table-cell>
              <table:table-cell office:value-type="float" office:value="457.819">
                <text:p>457.819</text:p>
              </table:table-cell>
              <table:table-cell office:value-type="float" office:value="926.57">
                <text:p>926.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75cm" svg:y="0.316cm" chart:style-name="ch2">
          <text:p>Incidence total</text:p>
        </chart:title>
        <chart:legend chart:legend-position="end" svg:x="13.756cm" svg:y="3.703cm" style:legend-expansion="high" chart:style-name="ch3"/>
        <chart:plot-area chart:style-name="ch4" table:cell-range-address="Sheet7.A1:Sheet7.D36" chart:data-source-has-labels="both" svg:x="0.32cm" svg:y="1.275cm" svg:width="13.116cm" svg:height="7.545cm">
          <chartooo:coordinate-region svg:x="2.053cm" svg:y="1.474cm" svg:width="11.383cm" svg:height="6.699cm"/>
          <chart:axis chart:dimension="x" chart:name="primary-x" chart:style-name="ch5" chartooo:axis-type="auto">
            <chartooo:date-scale/>
            <chart:categories table:cell-range-address="Sheet7.A2:Sheet7.A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B2:Sheet7.B36" chart:label-cell-address="Sheet7.B1:Sheet7.B1" chart:class="chart:line">
            <chart:data-point chart:repeated="35"/>
          </chart:series>
          <chart:series chart:style-name="ch8" chart:values-cell-range-address="Sheet7.C2:Sheet7.C36" chart:label-cell-address="Sheet7.C1:Sheet7.C1" chart:class="chart:line">
            <chart:data-point chart:repeated="35"/>
          </chart:series>
          <chart:series chart:style-name="ch9" chart:values-cell-range-address="Sheet7.D2:Sheet7.D36" chart:label-cell-address="Sheet7.D1:Sheet7.D1" chart:class="chart:line"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abs</text:p>
                <draw:g>
                  <svg:desc>Sheet7.B1:Sheet7.B1</svg:desc>
                </draw:g>
              </table:table-cell>
              <table:table-cell office:value-type="string">
                <text:p>Lo 95</text:p>
                <draw:g>
                  <svg:desc>Sheet7.C1:Sheet7.C1</svg:desc>
                </draw:g>
              </table:table-cell>
              <table:table-cell office:value-type="string">
                <text:p>Hi 95</text:p>
                <draw:g>
                  <svg:desc>Sheet7.D1:Sheet7.D1</svg:desc>
                </draw:g>
              </table:table-cell>
            </table:table-row>
          </table:table-header-rows>
          <table:table-rows>
            <table:table-row>
              <table:table-cell office:value-type="float" office:value="44284">
                <text:p>44284</text:p>
                <draw:g>
                  <svg:desc>Sheet7.A2:Sheet7.A36</svg:desc>
                </draw:g>
              </table:table-cell>
              <table:table-cell office:value-type="float" office:value="1441550">
                <text:p>1441550</text:p>
                <draw:g>
                  <svg:desc>Sheet7.B2:Sheet7.B36</svg:desc>
                </draw:g>
              </table:table-cell>
              <table:table-cell office:value-type="float" office:value="1430330">
                <text:p>1430330</text:p>
                <draw:g>
                  <svg:desc>Sheet7.C2:Sheet7.C36</svg:desc>
                </draw:g>
              </table:table-cell>
              <table:table-cell office:value-type="float" office:value="1452770">
                <text:p>1452770</text:p>
                <draw:g>
                  <svg:desc>Sheet7.D2:Sheet7.D36</svg:desc>
                </draw:g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1445410">
                <text:p>1445410</text:p>
              </table:table-cell>
              <table:table-cell office:value-type="float" office:value="1434610">
                <text:p>1434610</text:p>
              </table:table-cell>
              <table:table-cell office:value-type="float" office:value="1456210">
                <text:p>1456210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1451270">
                <text:p>1451270</text:p>
              </table:table-cell>
              <table:table-cell office:value-type="float" office:value="1440820">
                <text:p>1440820</text:p>
              </table:table-cell>
              <table:table-cell office:value-type="float" office:value="1461720">
                <text:p>1461720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1456960">
                <text:p>1456960</text:p>
              </table:table-cell>
              <table:table-cell office:value-type="float" office:value="1446860">
                <text:p>1446860</text:p>
              </table:table-cell>
              <table:table-cell office:value-type="float" office:value="1467060">
                <text:p>1467060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1461710">
                <text:p>1461710</text:p>
              </table:table-cell>
              <table:table-cell office:value-type="float" office:value="1451960">
                <text:p>1451960</text:p>
              </table:table-cell>
              <table:table-cell office:value-type="float" office:value="1471480">
                <text:p>1471480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1466150">
                <text:p>1466150</text:p>
              </table:table-cell>
              <table:table-cell office:value-type="float" office:value="1456730">
                <text:p>1456730</text:p>
              </table:table-cell>
              <table:table-cell office:value-type="float" office:value="1475580">
                <text:p>1475580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470170">
                <text:p>1470170</text:p>
              </table:table-cell>
              <table:table-cell office:value-type="float" office:value="1461090">
                <text:p>1461090</text:p>
              </table:table-cell>
              <table:table-cell office:value-type="float" office:value="1479300">
                <text:p>1479300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1475510">
                <text:p>1475510</text:p>
              </table:table-cell>
              <table:table-cell office:value-type="float" office:value="1465630">
                <text:p>1465630</text:p>
              </table:table-cell>
              <table:table-cell office:value-type="float" office:value="1485460">
                <text:p>1485460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1480710">
                <text:p>1480710</text:p>
              </table:table-cell>
              <table:table-cell office:value-type="float" office:value="1470070">
                <text:p>1470070</text:p>
              </table:table-cell>
              <table:table-cell office:value-type="float" office:value="1491480">
                <text:p>1491480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1485780">
                <text:p>1485780</text:p>
              </table:table-cell>
              <table:table-cell office:value-type="float" office:value="1474400">
                <text:p>1474400</text:p>
              </table:table-cell>
              <table:table-cell office:value-type="float" office:value="1497350">
                <text:p>1497350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1490720">
                <text:p>1490720</text:p>
              </table:table-cell>
              <table:table-cell office:value-type="float" office:value="1478620">
                <text:p>1478620</text:p>
              </table:table-cell>
              <table:table-cell office:value-type="float" office:value="1503110">
                <text:p>1503110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495540">
                <text:p>1495540</text:p>
              </table:table-cell>
              <table:table-cell office:value-type="float" office:value="1482720">
                <text:p>1482720</text:p>
              </table:table-cell>
              <table:table-cell office:value-type="float" office:value="1508750">
                <text:p>1508750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1500230">
                <text:p>1500230</text:p>
              </table:table-cell>
              <table:table-cell office:value-type="float" office:value="1486710">
                <text:p>1486710</text:p>
              </table:table-cell>
              <table:table-cell office:value-type="float" office:value="1514280">
                <text:p>1514280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1504810">
                <text:p>1504810</text:p>
              </table:table-cell>
              <table:table-cell office:value-type="float" office:value="1490570">
                <text:p>1490570</text:p>
              </table:table-cell>
              <table:table-cell office:value-type="float" office:value="1519720">
                <text:p>1519720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1509270">
                <text:p>1509270</text:p>
              </table:table-cell>
              <table:table-cell office:value-type="float" office:value="1494320">
                <text:p>1494320</text:p>
              </table:table-cell>
              <table:table-cell office:value-type="float" office:value="1525080">
                <text:p>1525080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1513610">
                <text:p>1513610</text:p>
              </table:table-cell>
              <table:table-cell office:value-type="float" office:value="1497950">
                <text:p>1497950</text:p>
              </table:table-cell>
              <table:table-cell office:value-type="float" office:value="1530350">
                <text:p>1530350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517840">
                <text:p>1517840</text:p>
              </table:table-cell>
              <table:table-cell office:value-type="float" office:value="1501450">
                <text:p>1501450</text:p>
              </table:table-cell>
              <table:table-cell office:value-type="float" office:value="1535560">
                <text:p>1535560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1521970">
                <text:p>1521970</text:p>
              </table:table-cell>
              <table:table-cell office:value-type="float" office:value="1504840">
                <text:p>1504840</text:p>
              </table:table-cell>
              <table:table-cell office:value-type="float" office:value="1540700">
                <text:p>1540700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1525990">
                <text:p>1525990</text:p>
              </table:table-cell>
              <table:table-cell office:value-type="float" office:value="1508110">
                <text:p>1508110</text:p>
              </table:table-cell>
              <table:table-cell office:value-type="float" office:value="1545790">
                <text:p>1545790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1529900">
                <text:p>1529900</text:p>
              </table:table-cell>
              <table:table-cell office:value-type="float" office:value="1511260">
                <text:p>1511260</text:p>
              </table:table-cell>
              <table:table-cell office:value-type="float" office:value="1550820">
                <text:p>1550820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1533720">
                <text:p>1533720</text:p>
              </table:table-cell>
              <table:table-cell office:value-type="float" office:value="1514300">
                <text:p>1514300</text:p>
              </table:table-cell>
              <table:table-cell office:value-type="float" office:value="1555810">
                <text:p>1555810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1537450">
                <text:p>1537450</text:p>
              </table:table-cell>
              <table:table-cell office:value-type="float" office:value="1517230">
                <text:p>1517230</text:p>
              </table:table-cell>
              <table:table-cell office:value-type="float" office:value="1560760">
                <text:p>1560760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1541070">
                <text:p>1541070</text:p>
              </table:table-cell>
              <table:table-cell office:value-type="float" office:value="1520040">
                <text:p>1520040</text:p>
              </table:table-cell>
              <table:table-cell office:value-type="float" office:value="1565670">
                <text:p>1565670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1544610">
                <text:p>1544610</text:p>
              </table:table-cell>
              <table:table-cell office:value-type="float" office:value="1522760">
                <text:p>1522760</text:p>
              </table:table-cell>
              <table:table-cell office:value-type="float" office:value="1570550">
                <text:p>1570550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1548060">
                <text:p>1548060</text:p>
              </table:table-cell>
              <table:table-cell office:value-type="float" office:value="1525370">
                <text:p>1525370</text:p>
              </table:table-cell>
              <table:table-cell office:value-type="float" office:value="1575410">
                <text:p>1575410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1551430">
                <text:p>1551430</text:p>
              </table:table-cell>
              <table:table-cell office:value-type="float" office:value="1527880">
                <text:p>1527880</text:p>
              </table:table-cell>
              <table:table-cell office:value-type="float" office:value="1580260">
                <text:p>1580260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1554710">
                <text:p>1554710</text:p>
              </table:table-cell>
              <table:table-cell office:value-type="float" office:value="1530300">
                <text:p>1530300</text:p>
              </table:table-cell>
              <table:table-cell office:value-type="float" office:value="1585090">
                <text:p>1585090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1557910">
                <text:p>1557910</text:p>
              </table:table-cell>
              <table:table-cell office:value-type="float" office:value="1532630">
                <text:p>1532630</text:p>
              </table:table-cell>
              <table:table-cell office:value-type="float" office:value="1589920">
                <text:p>1589920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1561040">
                <text:p>1561040</text:p>
              </table:table-cell>
              <table:table-cell office:value-type="float" office:value="1534870">
                <text:p>1534870</text:p>
              </table:table-cell>
              <table:table-cell office:value-type="float" office:value="1594750">
                <text:p>1594750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1564090">
                <text:p>1564090</text:p>
              </table:table-cell>
              <table:table-cell office:value-type="float" office:value="1537030">
                <text:p>1537030</text:p>
              </table:table-cell>
              <table:table-cell office:value-type="float" office:value="1599580">
                <text:p>1599580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1567060">
                <text:p>1567060</text:p>
              </table:table-cell>
              <table:table-cell office:value-type="float" office:value="1539100">
                <text:p>1539100</text:p>
              </table:table-cell>
              <table:table-cell office:value-type="float" office:value="1604410">
                <text:p>1604410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1569960">
                <text:p>1569960</text:p>
              </table:table-cell>
              <table:table-cell office:value-type="float" office:value="1541090">
                <text:p>1541090</text:p>
              </table:table-cell>
              <table:table-cell office:value-type="float" office:value="1609250">
                <text:p>1609250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1572790">
                <text:p>1572790</text:p>
              </table:table-cell>
              <table:table-cell office:value-type="float" office:value="1543010">
                <text:p>1543010</text:p>
              </table:table-cell>
              <table:table-cell office:value-type="float" office:value="1614090">
                <text:p>1614090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1575560">
                <text:p>1575560</text:p>
              </table:table-cell>
              <table:table-cell office:value-type="float" office:value="1544840">
                <text:p>1544840</text:p>
              </table:table-cell>
              <table:table-cell office:value-type="float" office:value="1618940">
                <text:p>16189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11cm" svg:y="0.316cm" chart:style-name="ch2">
          <text:p>Mrtví total</text:p>
        </chart:title>
        <chart:legend chart:legend-position="end" svg:x="13.756cm" svg:y="3.703cm" style:legend-expansion="high" chart:style-name="ch3"/>
        <chart:plot-area chart:style-name="ch4" table:cell-range-address="Sheet7.E1:Sheet7.H36" chart:data-source-has-labels="both" svg:x="0.32cm" svg:y="1.275cm" svg:width="13.116cm" svg:height="7.545cm">
          <chartooo:coordinate-region svg:x="1.497cm" svg:y="1.474cm" svg:width="11.939cm" svg:height="6.699cm"/>
          <chart:axis chart:dimension="x" chart:name="primary-x" chart:style-name="ch5" chartooo:axis-type="auto">
            <chartooo:date-scale/>
            <chart:categories table:cell-range-address="Sheet7.E2:Sheet7.E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F2:Sheet7.F36" chart:label-cell-address="Sheet7.F1:Sheet7.F1" chart:class="chart:line">
            <chart:data-point chart:repeated="35"/>
          </chart:series>
          <chart:series chart:style-name="ch8" chart:values-cell-range-address="Sheet7.G2:Sheet7.G36" chart:label-cell-address="Sheet7.G1:Sheet7.G1" chart:class="chart:line">
            <chart:data-point chart:repeated="35"/>
          </chart:series>
          <chart:series chart:style-name="ch9" chart:values-cell-range-address="Sheet7.H2:Sheet7.H36" chart:label-cell-address="Sheet7.H1:Sheet7.H1" chart:class="chart:line"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 abs</text:p>
                <draw:g>
                  <svg:desc>Sheet7.F1:Sheet7.F1</svg:desc>
                </draw:g>
              </table:table-cell>
              <table:table-cell office:value-type="string">
                <text:p>Lo 95</text:p>
                <draw:g>
                  <svg:desc>Sheet7.G1:Sheet7.G1</svg:desc>
                </draw:g>
              </table:table-cell>
              <table:table-cell office:value-type="string">
                <text:p>Hi 95</text:p>
                <draw:g>
                  <svg:desc>Sheet7.H1:Sheet7.H1</svg:desc>
                </draw:g>
              </table:table-cell>
            </table:table-row>
          </table:table-header-rows>
          <table:table-rows>
            <table:table-row>
              <table:table-cell office:value-type="float" office:value="44284">
                <text:p>44284</text:p>
                <draw:g>
                  <svg:desc>Sheet7.E2:Sheet7.E36</svg:desc>
                </draw:g>
              </table:table-cell>
              <table:table-cell office:value-type="float" office:value="26634.1">
                <text:p>26634.1</text:p>
                <draw:g>
                  <svg:desc>Sheet7.F2:Sheet7.F36</svg:desc>
                </draw:g>
              </table:table-cell>
              <table:table-cell office:value-type="float" office:value="26049.1">
                <text:p>26049.1</text:p>
                <draw:g>
                  <svg:desc>Sheet7.G2:Sheet7.G36</svg:desc>
                </draw:g>
              </table:table-cell>
              <table:table-cell office:value-type="float" office:value="27219.2">
                <text:p>27219.2</text:p>
                <draw:g>
                  <svg:desc>Sheet7.H2:Sheet7.H36</svg:desc>
                </draw:g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26797">
                <text:p>26797</text:p>
              </table:table-cell>
              <table:table-cell office:value-type="float" office:value="26216.9">
                <text:p>26216.9</text:p>
              </table:table-cell>
              <table:table-cell office:value-type="float" office:value="27377.1">
                <text:p>27377.1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26978.3">
                <text:p>26978.3</text:p>
              </table:table-cell>
              <table:table-cell office:value-type="float" office:value="26404.9">
                <text:p>26404.9</text:p>
              </table:table-cell>
              <table:table-cell office:value-type="float" office:value="27551.7">
                <text:p>27551.7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27137.1">
                <text:p>27137.1</text:p>
              </table:table-cell>
              <table:table-cell office:value-type="float" office:value="26573">
                <text:p>26573</text:p>
              </table:table-cell>
              <table:table-cell office:value-type="float" office:value="27701.2">
                <text:p>27701.2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27288.8">
                <text:p>27288.8</text:p>
              </table:table-cell>
              <table:table-cell office:value-type="float" office:value="26730.9">
                <text:p>26730.9</text:p>
              </table:table-cell>
              <table:table-cell office:value-type="float" office:value="27846.8">
                <text:p>27846.8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27409.3">
                <text:p>27409.3</text:p>
              </table:table-cell>
              <table:table-cell office:value-type="float" office:value="26860.9">
                <text:p>26860.9</text:p>
              </table:table-cell>
              <table:table-cell office:value-type="float" office:value="27957.7">
                <text:p>27957.7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7512.7">
                <text:p>27512.7</text:p>
              </table:table-cell>
              <table:table-cell office:value-type="float" office:value="26970.4">
                <text:p>26970.4</text:p>
              </table:table-cell>
              <table:table-cell office:value-type="float" office:value="28055.1">
                <text:p>28055.1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27718.2">
                <text:p>27718.2</text:p>
              </table:table-cell>
              <table:table-cell office:value-type="float" office:value="27148.8">
                <text:p>27148.8</text:p>
              </table:table-cell>
              <table:table-cell office:value-type="float" office:value="28287.7">
                <text:p>28287.7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27915.9">
                <text:p>27915.9</text:p>
              </table:table-cell>
              <table:table-cell office:value-type="float" office:value="27323.2">
                <text:p>27323.2</text:p>
              </table:table-cell>
              <table:table-cell office:value-type="float" office:value="28508.8">
                <text:p>28508.8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28106.3">
                <text:p>28106.3</text:p>
              </table:table-cell>
              <table:table-cell office:value-type="float" office:value="27493.2">
                <text:p>27493.2</text:p>
              </table:table-cell>
              <table:table-cell office:value-type="float" office:value="28719.7">
                <text:p>28719.7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28289.8">
                <text:p>28289.8</text:p>
              </table:table-cell>
              <table:table-cell office:value-type="float" office:value="27658.8">
                <text:p>27658.8</text:p>
              </table:table-cell>
              <table:table-cell office:value-type="float" office:value="28921.4">
                <text:p>28921.4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28466.8">
                <text:p>28466.8</text:p>
              </table:table-cell>
              <table:table-cell office:value-type="float" office:value="27819.7">
                <text:p>27819.7</text:p>
              </table:table-cell>
              <table:table-cell office:value-type="float" office:value="29114.7">
                <text:p>29114.7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28637.6">
                <text:p>28637.6</text:p>
              </table:table-cell>
              <table:table-cell office:value-type="float" office:value="27976.1">
                <text:p>27976.1</text:p>
              </table:table-cell>
              <table:table-cell office:value-type="float" office:value="29300.2">
                <text:p>29300.2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28802.5">
                <text:p>28802.5</text:p>
              </table:table-cell>
              <table:table-cell office:value-type="float" office:value="28128">
                <text:p>28128</text:p>
              </table:table-cell>
              <table:table-cell office:value-type="float" office:value="29478.6">
                <text:p>29478.6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28961.8">
                <text:p>28961.8</text:p>
              </table:table-cell>
              <table:table-cell office:value-type="float" office:value="28275.4">
                <text:p>28275.4</text:p>
              </table:table-cell>
              <table:table-cell office:value-type="float" office:value="29650.3">
                <text:p>29650.3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29115.8">
                <text:p>29115.8</text:p>
              </table:table-cell>
              <table:table-cell office:value-type="float" office:value="28418.5">
                <text:p>28418.5</text:p>
              </table:table-cell>
              <table:table-cell office:value-type="float" office:value="29815.8">
                <text:p>29815.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29264.7">
                <text:p>29264.7</text:p>
              </table:table-cell>
              <table:table-cell office:value-type="float" office:value="28557.4">
                <text:p>28557.4</text:p>
              </table:table-cell>
              <table:table-cell office:value-type="float" office:value="29975.4">
                <text:p>29975.4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29408.7">
                <text:p>29408.7</text:p>
              </table:table-cell>
              <table:table-cell office:value-type="float" office:value="28692">
                <text:p>28692</text:p>
              </table:table-cell>
              <table:table-cell office:value-type="float" office:value="30129.7">
                <text:p>30129.7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29548">
                <text:p>29548</text:p>
              </table:table-cell>
              <table:table-cell office:value-type="float" office:value="28822.7">
                <text:p>28822.7</text:p>
              </table:table-cell>
              <table:table-cell office:value-type="float" office:value="30278.7">
                <text:p>30278.7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29682.9">
                <text:p>29682.9</text:p>
              </table:table-cell>
              <table:table-cell office:value-type="float" office:value="28949.4">
                <text:p>28949.4</text:p>
              </table:table-cell>
              <table:table-cell office:value-type="float" office:value="30423">
                <text:p>30423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29813.4">
                <text:p>29813.4</text:p>
              </table:table-cell>
              <table:table-cell office:value-type="float" office:value="29072.3">
                <text:p>29072.3</text:p>
              </table:table-cell>
              <table:table-cell office:value-type="float" office:value="30562.6">
                <text:p>30562.6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29939.9">
                <text:p>29939.9</text:p>
              </table:table-cell>
              <table:table-cell office:value-type="float" office:value="29191.5">
                <text:p>29191.5</text:p>
              </table:table-cell>
              <table:table-cell office:value-type="float" office:value="30697.9">
                <text:p>30697.9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30062.3">
                <text:p>30062.3</text:p>
              </table:table-cell>
              <table:table-cell office:value-type="float" office:value="29307.1">
                <text:p>29307.1</text:p>
              </table:table-cell>
              <table:table-cell office:value-type="float" office:value="30829.1">
                <text:p>30829.1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30181">
                <text:p>30181</text:p>
              </table:table-cell>
              <table:table-cell office:value-type="float" office:value="29419.1">
                <text:p>29419.1</text:p>
              </table:table-cell>
              <table:table-cell office:value-type="float" office:value="30956.4">
                <text:p>30956.4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30296">
                <text:p>30296</text:p>
              </table:table-cell>
              <table:table-cell office:value-type="float" office:value="29527.7">
                <text:p>29527.7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30407.4">
                <text:p>30407.4</text:p>
              </table:table-cell>
              <table:table-cell office:value-type="float" office:value="29633">
                <text:p>29633</text:p>
              </table:table-cell>
              <table:table-cell office:value-type="float" office:value="31200.1">
                <text:p>31200.1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30515.4">
                <text:p>30515.4</text:p>
              </table:table-cell>
              <table:table-cell office:value-type="float" office:value="29735">
                <text:p>29735</text:p>
              </table:table-cell>
              <table:table-cell office:value-type="float" office:value="31316.9">
                <text:p>31316.9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30620.2">
                <text:p>30620.2</text:p>
              </table:table-cell>
              <table:table-cell office:value-type="float" office:value="29833.8">
                <text:p>29833.8</text:p>
              </table:table-cell>
              <table:table-cell office:value-type="float" office:value="31430.6">
                <text:p>31430.6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30721.7">
                <text:p>30721.7</text:p>
              </table:table-cell>
              <table:table-cell office:value-type="float" office:value="29929.6">
                <text:p>29929.6</text:p>
              </table:table-cell>
              <table:table-cell office:value-type="float" office:value="31541.3">
                <text:p>31541.3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30820.2">
                <text:p>30820.2</text:p>
              </table:table-cell>
              <table:table-cell office:value-type="float" office:value="30022.3">
                <text:p>30022.3</text:p>
              </table:table-cell>
              <table:table-cell office:value-type="float" office:value="31649.1">
                <text:p>31649.1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30915.7">
                <text:p>30915.7</text:p>
              </table:table-cell>
              <table:table-cell office:value-type="float" office:value="30112.1">
                <text:p>30112.1</text:p>
              </table:table-cell>
              <table:table-cell office:value-type="float" office:value="31754.3">
                <text:p>31754.3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31008.4">
                <text:p>31008.4</text:p>
              </table:table-cell>
              <table:table-cell office:value-type="float" office:value="30199">
                <text:p>30199</text:p>
              </table:table-cell>
              <table:table-cell office:value-type="float" office:value="31857">
                <text:p>31857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31098.3">
                <text:p>31098.3</text:p>
              </table:table-cell>
              <table:table-cell office:value-type="float" office:value="30283.1">
                <text:p>30283.1</text:p>
              </table:table-cell>
              <table:table-cell office:value-type="float" office:value="31957.2">
                <text:p>31957.2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31185.5">
                <text:p>31185.5</text:p>
              </table:table-cell>
              <table:table-cell office:value-type="float" office:value="30364.4">
                <text:p>30364.4</text:p>
              </table:table-cell>
              <table:table-cell office:value-type="float" office:value="32055.2">
                <text:p>32055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81cm" svg:y="0.316cm" chart:style-name="ch2">
          <text:p>Hospitalizace</text:p>
        </chart:title>
        <chart:legend chart:legend-position="end" svg:x="13.809cm" svg:y="3.703cm" style:legend-expansion="high" chart:style-name="ch3"/>
        <chart:plot-area chart:style-name="ch4" table:cell-range-address="Sheet7.I1:Sheet7.L64" chart:data-source-has-labels="both" svg:x="0.32cm" svg:y="1.275cm" svg:width="13.169cm" svg:height="7.545cm">
          <chartooo:coordinate-region svg:x="1.45cm" svg:y="1.475cm" svg:width="11.992cm" svg:height="6.698cm"/>
          <chart:axis chart:dimension="x" chart:name="primary-x" chart:style-name="ch5" chartooo:axis-type="auto">
            <chartooo:date-scale/>
            <chart:categories table:cell-range-address="Sheet7.I2:Sheet7.I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J2:Sheet7.J64" chart:label-cell-address="Sheet7.J1:Sheet7.J1" chart:class="chart:line">
            <chart:data-point chart:repeated="63"/>
          </chart:series>
          <chart:series chart:style-name="ch8" chart:values-cell-range-address="Sheet7.K2:Sheet7.K64" chart:label-cell-address="Sheet7.K1:Sheet7.K1" chart:class="chart:line">
            <chart:data-point chart:repeated="63"/>
          </chart:series>
          <chart:series chart:style-name="ch9" chart:values-cell-range-address="Sheet7.L2:Sheet7.L64" chart:label-cell-address="Sheet7.L1:Sheet7.L1" chart:class="chart:line">
            <chart:data-point chart:repeated="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</text:p>
                <draw:g>
                  <svg:desc>Sheet7.J1:Sheet7.J1</svg:desc>
                </draw:g>
              </table:table-cell>
              <table:table-cell office:value-type="string">
                <text:p>Lo 95</text:p>
                <draw:g>
                  <svg:desc>Sheet7.K1:Sheet7.K1</svg:desc>
                </draw:g>
              </table:table-cell>
              <table:table-cell office:value-type="string">
                <text:p>Hi 95</text:p>
                <draw:g>
                  <svg:desc>Sheet7.L1:Sheet7.L1</svg:desc>
                </draw:g>
              </table:table-cell>
            </table:table-row>
          </table:table-header-rows>
          <table:table-rows>
            <table:table-row>
              <table:table-cell office:value-type="float" office:value="44284">
                <text:p>44284</text:p>
                <draw:g>
                  <svg:desc>Sheet7.I2:Sheet7.I64</svg:desc>
                </draw:g>
              </table:table-cell>
              <table:table-cell office:value-type="float" office:value="10063.2">
                <text:p>10063.2</text:p>
                <draw:g>
                  <svg:desc>Sheet7.J2:Sheet7.J64</svg:desc>
                </draw:g>
              </table:table-cell>
              <table:table-cell office:value-type="float" office:value="8906.65">
                <text:p>8906.65</text:p>
                <draw:g>
                  <svg:desc>Sheet7.K2:Sheet7.K64</svg:desc>
                </draw:g>
              </table:table-cell>
              <table:table-cell office:value-type="float" office:value="11219.7">
                <text:p>11219.7</text:p>
                <draw:g>
                  <svg:desc>Sheet7.L2:Sheet7.L64</svg:desc>
                </draw:g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9978.88">
                <text:p>9978.88</text:p>
              </table:table-cell>
              <table:table-cell office:value-type="float" office:value="8848.78">
                <text:p>8848.78</text:p>
              </table:table-cell>
              <table:table-cell office:value-type="float" office:value="11109">
                <text:p>11109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9855.08">
                <text:p>9855.08</text:p>
              </table:table-cell>
              <table:table-cell office:value-type="float" office:value="8748.22">
                <text:p>8748.22</text:p>
              </table:table-cell>
              <table:table-cell office:value-type="float" office:value="10962">
                <text:p>10962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9718.51">
                <text:p>9718.51</text:p>
              </table:table-cell>
              <table:table-cell office:value-type="float" office:value="8637.14">
                <text:p>8637.14</text:p>
              </table:table-cell>
              <table:table-cell office:value-type="float" office:value="10800.2">
                <text:p>10800.2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9611.45">
                <text:p>9611.45</text:p>
              </table:table-cell>
              <table:table-cell office:value-type="float" office:value="8553.19">
                <text:p>8553.19</text:p>
              </table:table-cell>
              <table:table-cell office:value-type="float" office:value="10670.3">
                <text:p>10670.3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9452.18">
                <text:p>9452.18</text:p>
              </table:table-cell>
              <table:table-cell office:value-type="float" office:value="8420.39">
                <text:p>8420.39</text:p>
              </table:table-cell>
              <table:table-cell office:value-type="float" office:value="10485.2">
                <text:p>10485.2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9345.6">
                <text:p>9345.6</text:p>
              </table:table-cell>
              <table:table-cell office:value-type="float" office:value="8336.13">
                <text:p>8336.13</text:p>
              </table:table-cell>
              <table:table-cell office:value-type="float" office:value="10357.1">
                <text:p>10357.1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8990.12">
                <text:p>8990.12</text:p>
              </table:table-cell>
              <table:table-cell office:value-type="float" office:value="7966.17">
                <text:p>7966.17</text:p>
              </table:table-cell>
              <table:table-cell office:value-type="float" office:value="10017.3">
                <text:p>10017.3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8655.82">
                <text:p>8655.82</text:p>
              </table:table-cell>
              <table:table-cell office:value-type="float" office:value="7624.3">
                <text:p>7624.3</text:p>
              </table:table-cell>
              <table:table-cell office:value-type="float" office:value="9692.18">
                <text:p>9692.18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8340.68">
                <text:p>8340.68</text:p>
              </table:table-cell>
              <table:table-cell office:value-type="float" office:value="7306.78">
                <text:p>7306.78</text:p>
              </table:table-cell>
              <table:table-cell office:value-type="float" office:value="9381.56">
                <text:p>9381.56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8042.9">
                <text:p>8042.9</text:p>
              </table:table-cell>
              <table:table-cell office:value-type="float" office:value="7010.56">
                <text:p>7010.56</text:p>
              </table:table-cell>
              <table:table-cell office:value-type="float" office:value="9084.94">
                <text:p>9084.94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7760.92">
                <text:p>7760.92</text:p>
              </table:table-cell>
              <table:table-cell office:value-type="float" office:value="6733.13">
                <text:p>6733.13</text:p>
              </table:table-cell>
              <table:table-cell office:value-type="float" office:value="8801.74">
                <text:p>8801.74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7493.34">
                <text:p>7493.34</text:p>
              </table:table-cell>
              <table:table-cell office:value-type="float" office:value="6472.41">
                <text:p>6472.41</text:p>
              </table:table-cell>
              <table:table-cell office:value-type="float" office:value="8531.33">
                <text:p>8531.33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7238.94">
                <text:p>7238.94</text:p>
              </table:table-cell>
              <table:table-cell office:value-type="float" office:value="6226.6">
                <text:p>6226.6</text:p>
              </table:table-cell>
              <table:table-cell office:value-type="float" office:value="8273.09">
                <text:p>8273.09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6996.64">
                <text:p>6996.64</text:p>
              </table:table-cell>
              <table:table-cell office:value-type="float" office:value="5994.19">
                <text:p>5994.19</text:p>
              </table:table-cell>
              <table:table-cell office:value-type="float" office:value="8026.42">
                <text:p>8026.42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6765.48">
                <text:p>6765.48</text:p>
              </table:table-cell>
              <table:table-cell office:value-type="float" office:value="5773.88">
                <text:p>5773.88</text:p>
              </table:table-cell>
              <table:table-cell office:value-type="float" office:value="7790.78">
                <text:p>7790.7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6544.61">
                <text:p>6544.61</text:p>
              </table:table-cell>
              <table:table-cell office:value-type="float" office:value="5564.52">
                <text:p>5564.52</text:p>
              </table:table-cell>
              <table:table-cell office:value-type="float" office:value="7565.65">
                <text:p>7565.65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6333.28">
                <text:p>6333.28</text:p>
              </table:table-cell>
              <table:table-cell office:value-type="float" office:value="5365.12">
                <text:p>5365.12</text:p>
              </table:table-cell>
              <table:table-cell office:value-type="float" office:value="7350.54">
                <text:p>7350.54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6130.82">
                <text:p>6130.82</text:p>
              </table:table-cell>
              <table:table-cell office:value-type="float" office:value="5174.82">
                <text:p>5174.82</text:p>
              </table:table-cell>
              <table:table-cell office:value-type="float" office:value="7145.03">
                <text:p>7145.03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5936.63">
                <text:p>5936.63</text:p>
              </table:table-cell>
              <table:table-cell office:value-type="float" office:value="4992.85">
                <text:p>4992.85</text:p>
              </table:table-cell>
              <table:table-cell office:value-type="float" office:value="6948.7">
                <text:p>6948.7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5750.19">
                <text:p>5750.19</text:p>
              </table:table-cell>
              <table:table-cell office:value-type="float" office:value="4818.54">
                <text:p>4818.54</text:p>
              </table:table-cell>
              <table:table-cell office:value-type="float" office:value="6761.21">
                <text:p>6761.21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5571.02">
                <text:p>5571.02</text:p>
              </table:table-cell>
              <table:table-cell office:value-type="float" office:value="4651.33">
                <text:p>4651.33</text:p>
              </table:table-cell>
              <table:table-cell office:value-type="float" office:value="6582.22">
                <text:p>6582.22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5398.68">
                <text:p>5398.68</text:p>
              </table:table-cell>
              <table:table-cell office:value-type="float" office:value="4490.68">
                <text:p>4490.68</text:p>
              </table:table-cell>
              <table:table-cell office:value-type="float" office:value="6411.45">
                <text:p>6411.45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5232.8">
                <text:p>5232.8</text:p>
              </table:table-cell>
              <table:table-cell office:value-type="float" office:value="4336.14">
                <text:p>4336.14</text:p>
              </table:table-cell>
              <table:table-cell office:value-type="float" office:value="6248.63">
                <text:p>6248.63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5073.03">
                <text:p>5073.03</text:p>
              </table:table-cell>
              <table:table-cell office:value-type="float" office:value="4187.31">
                <text:p>4187.31</text:p>
              </table:table-cell>
              <table:table-cell office:value-type="float" office:value="6093.55">
                <text:p>6093.55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4919.06">
                <text:p>4919.06</text:p>
              </table:table-cell>
              <table:table-cell office:value-type="float" office:value="4043.83">
                <text:p>4043.83</text:p>
              </table:table-cell>
              <table:table-cell office:value-type="float" office:value="5945.97">
                <text:p>5945.97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4770.58">
                <text:p>4770.58</text:p>
              </table:table-cell>
              <table:table-cell office:value-type="float" office:value="3905.39">
                <text:p>3905.39</text:p>
              </table:table-cell>
              <table:table-cell office:value-type="float" office:value="5805.67">
                <text:p>5805.67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4627.32">
                <text:p>4627.32</text:p>
              </table:table-cell>
              <table:table-cell office:value-type="float" office:value="3771.67">
                <text:p>3771.67</text:p>
              </table:table-cell>
              <table:table-cell office:value-type="float" office:value="5672.4">
                <text:p>5672.4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4488.99">
                <text:p>4488.99</text:p>
              </table:table-cell>
              <table:table-cell office:value-type="float" office:value="3642.42">
                <text:p>3642.42</text:p>
              </table:table-cell>
              <table:table-cell office:value-type="float" office:value="5545.89">
                <text:p>5545.89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4355.36">
                <text:p>4355.36</text:p>
              </table:table-cell>
              <table:table-cell office:value-type="float" office:value="3517.38">
                <text:p>3517.38</text:p>
              </table:table-cell>
              <table:table-cell office:value-type="float" office:value="5425.86">
                <text:p>5425.86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4226.18">
                <text:p>4226.18</text:p>
              </table:table-cell>
              <table:table-cell office:value-type="float" office:value="3396.39">
                <text:p>3396.39</text:p>
              </table:table-cell>
              <table:table-cell office:value-type="float" office:value="5311.98">
                <text:p>5311.98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4101.23">
                <text:p>4101.23</text:p>
              </table:table-cell>
              <table:table-cell office:value-type="float" office:value="3279.23">
                <text:p>3279.23</text:p>
              </table:table-cell>
              <table:table-cell office:value-type="float" office:value="5203.94">
                <text:p>5203.94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3980.32">
                <text:p>3980.32</text:p>
              </table:table-cell>
              <table:table-cell office:value-type="float" office:value="3165.73">
                <text:p>3165.73</text:p>
              </table:table-cell>
              <table:table-cell office:value-type="float" office:value="5101.42">
                <text:p>5101.42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3863.23">
                <text:p>3863.23</text:p>
              </table:table-cell>
              <table:table-cell office:value-type="float" office:value="3055.74">
                <text:p>3055.74</text:p>
              </table:table-cell>
              <table:table-cell office:value-type="float" office:value="5004.04">
                <text:p>5004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